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ArialMT" svg:font-family="ArialMT"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021cm" table:align="left"/>
    </style:style>
    <style:style style:name="Table1.A" style:family="table-column">
      <style:table-column-properties style:column-width="1.224cm"/>
    </style:style>
    <style:style style:name="Table1.B" style:family="table-column">
      <style:table-column-properties style:column-width="5.713cm"/>
    </style:style>
    <style:style style:name="Table1.C" style:family="table-column">
      <style:table-column-properties style:column-width="9.084cm"/>
    </style:style>
    <style:style style:name="Table1.A1" style:family="table-cell">
      <style:table-cell-properties style:vertical-align="middle" fo:padding="0.049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Text_20_body">
      <style:paragraph-properties fo:margin-top="0.086cm" fo:margin-bottom="0.086cm" style:contextual-spacing="false" fo:line-height="100%" fo:text-align="justify" style:justify-single-word="false"/>
      <style:text-properties officeooo:paragraph-rsid="000cc8e8"/>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1">
      <style:paragraph-properties fo:text-align="justify" style:justify-single-word="false"/>
      <style:text-properties officeooo:paragraph-rsid="000f33a7"/>
    </style:style>
    <style:style style:name="P7" style:family="paragraph" style:parent-style-name="Text_20_body">
      <style:paragraph-properties fo:text-align="justify" style:justify-single-word="false"/>
    </style:style>
    <style:style style:name="P8" style:family="paragraph" style:parent-style-name="Heading_20_4">
      <style:paragraph-properties fo:text-align="justify" style:justify-single-word="false"/>
    </style:style>
    <style:style style:name="P9" style:family="paragraph" style:parent-style-name="Text_20_body" style:list-style-name="L2">
      <style:text-properties officeooo:paragraph-rsid="0013348f"/>
    </style:style>
    <style:style style:name="P10" style:family="paragraph" style:parent-style-name="Text_20_body" style:list-style-name="L2">
      <style:paragraph-properties fo:text-align="justify" style:justify-single-word="false"/>
      <style:text-properties officeooo:paragraph-rsid="0013348f"/>
    </style:style>
    <style:style style:name="P11" style:family="paragraph" style:parent-style-name="Text_20_body" style:list-style-name="L2" style:master-page-name="">
      <loext:graphic-properties draw:fill="none"/>
      <style:paragraph-properties fo:margin-left="1.3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13348f"/>
    </style:style>
    <style:style style:name="P12" style:family="paragraph" style:parent-style-name="Text_20_body" style:list-style-name="L2">
      <loext:graphic-properties draw:fill="none"/>
      <style:paragraph-properties fo:margin-left="1.3cm" fo:margin-right="0cm" fo:margin-top="0cm" fo:margin-bottom="0.247cm" style:contextual-spacing="false" fo:line-height="115%" fo:text-align="justify" style:justify-single-word="false" fo:text-indent="0cm" style:auto-text-indent="false" fo:background-color="transparent"/>
      <style:text-properties officeooo:paragraph-rsid="0013348f"/>
    </style:style>
    <style:style style:name="P13" style:family="paragraph" style:parent-style-name="Text_20_body" style:list-style-name="L3">
      <style:paragraph-properties fo:margin-top="0cm" fo:margin-bottom="0cm" style:contextual-spacing="false"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3">
      <loext:graphic-properties draw:fill="none"/>
      <style:paragraph-properties fo:margin-left="1.3cm" fo:margin-right="0cm" fo:margin-top="0cm" fo:margin-bottom="0.247cm" style:contextual-spacing="false" fo:line-height="115%" fo:text-align="justify" style:justify-single-word="false" fo:text-indent="0cm" style:auto-text-indent="false" fo:background-color="transparent"/>
      <style:text-properties officeooo:paragraph-rsid="00135a20"/>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2"/>
    <style:style style:name="P19" style:family="paragraph" style:parent-style-name="Text_20_body" style:list-style-name="L5">
      <style:paragraph-properties fo:margin-top="0cm" fo:margin-bottom="0cm" style:contextual-spacing="false" fo:text-align="justify" style:justify-single-word="false"/>
    </style:style>
    <style:style style:name="P20" style:family="paragraph" style:parent-style-name="Text_20_body" style:list-style-name="L5">
      <style:paragraph-properties fo:text-align="justify" style:justify-single-word="false"/>
    </style:style>
    <style:style style:name="P21" style:family="paragraph" style:parent-style-name="Text_20_body">
      <style:paragraph-properties fo:text-align="justify" style:justify-single-word="false"/>
      <style:text-properties officeooo:paragraph-rsid="00165548"/>
    </style:style>
    <style:style style:name="P22" style:family="paragraph" style:parent-style-name="Text_20_body" style:list-style-name="L6">
      <style:paragraph-properties fo:text-align="justify" style:justify-single-word="false"/>
      <style:text-properties officeooo:paragraph-rsid="00165548"/>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8">
      <style:paragraph-properties fo:margin-top="0cm" fo:margin-bottom="0cm" style:contextual-spacing="false" fo:text-align="justify" style:justify-single-word="false"/>
    </style:style>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paragraph-properties fo:margin-top="0cm" fo:margin-bottom="0cm" style:contextual-spacing="false" fo:text-align="justify" style:justify-single-word="false"/>
    </style:style>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1"/>
    <style:style style:name="P32" style:family="paragraph" style:parent-style-name="Text_20_body" style:list-style-name="L12">
      <style:paragraph-properties fo:text-align="justify" style:justify-single-word="false"/>
    </style:style>
    <style:style style:name="P33" style:family="paragraph" style:parent-style-name="Text_20_body" style:list-style-name="L12"/>
    <style:style style:name="P34" style:family="paragraph" style:parent-style-name="Text_20_body" style:list-style-name="L13">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4">
      <style:paragraph-properties fo:margin-top="0cm" fo:margin-bottom="0cm" style:contextual-spacing="false"/>
    </style:style>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5">
      <style:paragraph-properties fo:text-align="justify" style:justify-single-word="false"/>
    </style:style>
    <style:style style:name="P41" style:family="paragraph" style:parent-style-name="Text_20_body" style:list-style-name="L16">
      <style:paragraph-properties fo:margin-top="0cm" fo:margin-bottom="0cm" style:contextual-spacing="false" fo:text-align="justify" style:justify-single-word="false"/>
    </style:style>
    <style:style style:name="P42" style:family="paragraph" style:parent-style-name="Text_20_body" style:list-style-name="L16">
      <style:paragraph-properties fo:text-align="justify" style:justify-single-word="false"/>
    </style:style>
    <style:style style:name="P43" style:family="paragraph" style:parent-style-name="Text_20_body" style:list-style-name="L15">
      <style:text-properties officeooo:paragraph-rsid="001b7f80"/>
    </style:style>
    <style:style style:name="P44" style:family="paragraph" style:parent-style-name="Text_20_body" style:list-style-name="L17">
      <style:text-properties officeooo:paragraph-rsid="001b7f80"/>
    </style:style>
    <style:style style:name="P45" style:family="paragraph" style:parent-style-name="Text_20_body" style:list-style-name="L18">
      <style:paragraph-properties fo:text-align="justify" style:justify-single-word="false"/>
    </style:style>
    <style:style style:name="P46" style:family="paragraph" style:parent-style-name="Text_20_body" style:list-style-name="L17"/>
    <style:style style:name="P47" style:family="paragraph" style:parent-style-name="Text_20_body" style:list-style-name="L19">
      <style:paragraph-properties fo:text-align="justify" style:justify-single-word="false"/>
    </style:style>
    <style:style style:name="P48" style:family="paragraph" style:parent-style-name="Text_20_body" style:list-style-name="L20">
      <style:paragraph-properties fo:text-align="justify" style:justify-single-word="false"/>
    </style:style>
    <style:style style:name="P49" style:family="paragraph" style:parent-style-name="Text_20_body" style:list-style-name="L21">
      <style:paragraph-properties fo:text-align="justify" style:justify-single-word="false"/>
    </style:style>
    <style:style style:name="P50" style:family="paragraph" style:parent-style-name="Text_20_body" style:list-style-name="L22">
      <style:paragraph-properties fo:text-align="justify" style:justify-single-word="false"/>
    </style:style>
    <style:style style:name="P51" style:family="paragraph" style:parent-style-name="Text_20_body" style:list-style-name="L23">
      <style:paragraph-properties fo:text-align="justify" style:justify-single-word="false"/>
    </style:style>
    <style:style style:name="P52" style:family="paragraph" style:parent-style-name="Text_20_body" style:list-style-name="L15">
      <style:text-properties officeooo:paragraph-rsid="001bdf54"/>
    </style:style>
    <style:style style:name="P53" style:family="paragraph" style:parent-style-name="Text_20_body">
      <style:text-properties officeooo:paragraph-rsid="001bdf54"/>
    </style:style>
    <style:style style:name="P54" style:family="paragraph" style:parent-style-name="Text_20_body" style:list-style-name="L15">
      <style:text-properties officeooo:paragraph-rsid="001c9bf9"/>
    </style:style>
    <style:style style:name="P55" style:family="paragraph" style:parent-style-name="Text_20_body" style:list-style-name="L15">
      <style:paragraph-properties fo:text-align="justify" style:justify-single-word="false"/>
      <style:text-properties officeooo:paragraph-rsid="001c9bf9"/>
    </style:style>
    <style:style style:name="P56" style:family="paragraph" style:parent-style-name="Text_20_body" style:list-style-name="L24"/>
    <style:style style:name="P57" style:family="paragraph" style:parent-style-name="Text_20_body" style:list-style-name="L24">
      <style:paragraph-properties fo:margin-top="0cm" fo:margin-bottom="0cm" style:contextual-spacing="false" fo:text-align="justify" style:justify-single-word="false"/>
    </style:style>
    <style:style style:name="P58" style:family="paragraph" style:parent-style-name="Text_20_body" style:list-style-name="L24">
      <style:paragraph-properties fo:text-align="justify" style:justify-single-word="false"/>
    </style:style>
    <style:style style:name="P59" style:family="paragraph" style:parent-style-name="Text_20_body" style:list-style-name="L25"/>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5">
      <style:paragraph-properties fo:text-align="justify" style:justify-single-word="false"/>
    </style:style>
    <style:style style:name="P62" style:family="paragraph" style:parent-style-name="Text_20_body" style:list-style-name="L26">
      <style:paragraph-properties fo:margin-top="0cm" fo:margin-bottom="0cm" style:contextual-spacing="false" fo:text-align="justify" style:justify-single-word="false"/>
    </style:style>
    <style:style style:name="P63" style:family="paragraph" style:parent-style-name="Text_20_body" style:list-style-name="L26">
      <style:paragraph-properties fo:text-align="justify" style:justify-single-word="false"/>
    </style:style>
    <style:style style:name="P64" style:family="paragraph" style:parent-style-name="Text_20_body" style:list-style-name="L27">
      <style:paragraph-properties fo:margin-top="0cm" fo:margin-bottom="0cm" style:contextual-spacing="false" fo:text-align="justify" style:justify-single-word="false"/>
    </style:style>
    <style:style style:name="P65" style:family="paragraph" style:parent-style-name="Text_20_body" style:list-style-name="L27">
      <style:paragraph-properties fo:text-align="justify" style:justify-single-word="false"/>
    </style:style>
    <style:style style:name="P66" style:family="paragraph" style:parent-style-name="Text_20_body" style:list-style-name="L28">
      <style:paragraph-properties fo:margin-top="0cm" fo:margin-bottom="0cm" style:contextual-spacing="false" fo:text-align="justify" style:justify-single-word="false"/>
    </style:style>
    <style:style style:name="P67" style:family="paragraph" style:parent-style-name="Text_20_body" style:list-style-name="L28">
      <style:paragraph-properties fo:margin-top="0cm" fo:margin-bottom="0cm" style:contextual-spacing="false"/>
    </style:style>
    <style:style style:name="P68" style:family="paragraph" style:parent-style-name="Text_20_body" style:list-style-name="L28"/>
    <style:style style:name="P69" style:family="paragraph" style:parent-style-name="Text_20_body" style:list-style-name="L29">
      <style:paragraph-properties fo:margin-top="0cm" fo:margin-bottom="0cm" style:contextual-spacing="false"/>
    </style:style>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0">
      <style:paragraph-properties fo:margin-top="0cm" fo:margin-bottom="0cm" style:contextual-spacing="false"/>
    </style:style>
    <style:style style:name="P73" style:family="paragraph" style:parent-style-name="Text_20_body" style:list-style-name="L31"/>
    <style:style style:name="P74" style:family="paragraph" style:parent-style-name="Text_20_body" style:list-style-name="L31">
      <style:paragraph-properties fo:margin-top="0cm" fo:margin-bottom="0cm" style:contextual-spacing="false"/>
    </style:style>
    <style:style style:name="P75" style:family="paragraph" style:parent-style-name="Text_20_body" style:list-style-name="L32"/>
    <style:style style:name="P76" style:family="paragraph" style:parent-style-name="Text_20_body" style:list-style-name="L32">
      <style:paragraph-properties fo:margin-top="0cm" fo:margin-bottom="0cm" style:contextual-spacing="false"/>
    </style:style>
    <style:style style:name="P77" style:family="paragraph" style:parent-style-name="Text_20_body" style:list-style-name="L33"/>
    <style:style style:name="P78" style:family="paragraph" style:parent-style-name="Text_20_body" style:list-style-name="L33">
      <style:paragraph-properties fo:margin-top="0cm" fo:margin-bottom="0cm" style:contextual-spacing="false"/>
    </style:style>
    <style:style style:name="P79" style:family="paragraph" style:parent-style-name="Text_20_body" style:list-style-name="L34"/>
    <style:style style:name="P80" style:family="paragraph" style:parent-style-name="Text_20_body" style:list-style-name="L34">
      <style:paragraph-properties fo:margin-top="0cm" fo:margin-bottom="0cm" style:contextual-spacing="false"/>
    </style:style>
    <style:style style:name="P81" style:family="paragraph" style:parent-style-name="Text_20_body" style:list-style-name="L35"/>
    <style:style style:name="P82" style:family="paragraph" style:parent-style-name="Text_20_body" style:list-style-name="L35">
      <style:paragraph-properties fo:margin-top="0cm" fo:margin-bottom="0cm" style:contextual-spacing="false"/>
    </style:style>
    <style:style style:name="P83" style:family="paragraph" style:parent-style-name="Text_20_body" style:list-style-name="L36"/>
    <style:style style:name="P84" style:family="paragraph" style:parent-style-name="Text_20_body" style:list-style-name="L36">
      <style:text-properties officeooo:paragraph-rsid="00271489"/>
    </style:style>
    <style:style style:name="P85" style:family="paragraph" style:parent-style-name="Text_20_body" style:list-style-name="L36">
      <style:paragraph-properties fo:margin-top="0cm" fo:margin-bottom="0cm" style:contextual-spacing="false" fo:text-align="justify" style:justify-single-word="false"/>
    </style:style>
    <style:style style:name="P86" style:family="paragraph" style:parent-style-name="Text_20_body" style:list-style-name="L36">
      <style:text-properties officeooo:paragraph-rsid="0029650f"/>
    </style:style>
    <style:style style:name="P87" style:family="paragraph" style:parent-style-name="Text_20_body">
      <style:paragraph-properties fo:text-align="justify" style:justify-single-word="false"/>
      <style:text-properties fo:font-style="normal" style:font-style-asian="normal" style:font-style-complex="normal"/>
    </style:style>
    <style:style style:name="T1" style:family="text">
      <style:text-properties officeooo:rsid="000ac3c5"/>
    </style:style>
    <style:style style:name="T2" style:family="text">
      <style:text-properties style:font-name="ArialMT" fo:font-size="13pt" style:letter-kerning="false" style:font-name-asian="Times New Roman1" style:font-size-asian="13pt" style:language-asian="en" style:country-asian="GB" style:font-name-complex="Times New Roman1" style:font-size-complex="13pt"/>
    </style:style>
    <style:style style:name="T3" style:family="text">
      <style:text-properties style:font-name="Liberation Serif" fo:font-size="13pt" fo:font-style="normal" style:letter-kerning="false" style:font-name-asian="Times New Roman1" style:font-size-asian="13pt" style:language-asian="en" style:country-asian="GB" style:font-style-asian="normal" style:font-name-complex="Times New Roman1" style:font-size-complex="13pt"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14b45a"/>
    </style:style>
    <style:style style:name="T8" style:family="text">
      <style:text-properties fo:font-weight="bold" officeooo:rsid="00165548" style:font-weight-asian="bold" style:font-weight-complex="bold"/>
    </style:style>
    <style:style style:name="T9" style:family="text">
      <style:text-properties officeooo:rsid="0017f2d8"/>
    </style:style>
    <style:style style:name="T10" style:family="text">
      <style:text-properties officeooo:rsid="00189f4e"/>
    </style:style>
    <style:style style:name="T11" style:family="text">
      <style:text-properties officeooo:rsid="0018abff"/>
    </style:style>
    <style:style style:name="T12" style:family="text">
      <style:text-properties fo:font-weight="normal" style:font-weight-asian="normal" style:font-weight-complex="normal"/>
    </style:style>
    <style:style style:name="T13" style:family="text">
      <style:text-properties officeooo:rsid="002446c3"/>
    </style:style>
    <style:style style:name="T14" style:family="text">
      <style:text-properties officeooo:rsid="0024945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3_3227893674" text:style-name="Index_20_Link" text:visited-style-name="Index_20_Link">Personalised Music Recommendation<text:tab/>2</text:a></text:p>
          <text:p text:style-name="P2"><text:a xlink:type="simple" xlink:href="#__RefHeading___Toc5_3227893674" text:style-name="Index_20_Link" text:visited-style-name="Index_20_Link">1. Brief Problem Statement<text:tab/>2</text:a></text:p>
          <text:p text:style-name="P2"><text:a xlink:type="simple" xlink:href="#__RefHeading___Toc24_3227893674" text:style-name="Index_20_Link" text:visited-style-name="Index_20_Link">2. Background Information<text:tab/>3</text:a></text:p>
          <text:p text:style-name="P2"><text:a xlink:type="simple" xlink:href="#__RefHeading___Toc26_3227893674" text:style-name="Index_20_Link" text:visited-style-name="Index_20_Link">3. Motivation for Selection of the Project<text:tab/>4</text:a></text:p>
          <text:p text:style-name="P3"><text:a xlink:type="simple" xlink:href="#__RefHeading___Toc2371_318572436" text:style-name="Index_20_Link" text:visited-style-name="Index_20_Link">Personal and Team Interests<text:tab/>4</text:a></text:p>
          <text:p text:style-name="P3"><text:a xlink:type="simple" xlink:href="#__RefHeading___Toc2373_318572436" text:style-name="Index_20_Link" text:visited-style-name="Index_20_Link">Importance of the Problem<text:tab/>4</text:a></text:p>
          <text:p text:style-name="P3"><text:a xlink:type="simple" xlink:href="#__RefHeading___Toc2375_318572436" text:style-name="Index_20_Link" text:visited-style-name="Index_20_Link">Potential Impact<text:tab/>4</text:a></text:p>
          <text:p text:style-name="P2"><text:a xlink:type="simple" xlink:href="#__RefHeading___Toc28_3227893674" text:style-name="Index_20_Link" text:visited-style-name="Index_20_Link">4. Detailed Dataset Description and Dataset Source<text:tab/>5</text:a></text:p>
          <text:p text:style-name="P2"><text:a xlink:type="simple" xlink:href="#__RefHeading___Toc30_3227893674" text:style-name="Index_20_Link" text:visited-style-name="Index_20_Link">5. Current Benchmark<text:tab/>7</text:a></text:p>
          <text:p text:style-name="P2"><text:a xlink:type="simple" xlink:href="#__RefHeading___Toc32_3227893674" text:style-name="Index_20_Link" text:visited-style-name="Index_20_Link">6. Proposed Plan<text:tab/>9</text:a></text:p>
          <text:p text:style-name="P2"><text:a xlink:type="simple" xlink:href="#__RefHeading___Toc34_3227893674" text:style-name="Index_20_Link" text:visited-style-name="Index_20_Link">7. Preliminary Exploratory Data Analysis<text:tab/>11</text:a></text:p>
          <text:p text:style-name="P3"><text:a xlink:type="simple" xlink:href="#__RefHeading___Toc2439_318572436" text:style-name="Index_20_Link" text:visited-style-name="Index_20_Link">Initial Findings<text:tab/>11</text:a></text:p>
          <text:p text:style-name="P3"><text:a xlink:type="simple" xlink:href="#__RefHeading___Toc2441_318572436" text:style-name="Index_20_Link" text:visited-style-name="Index_20_Link">Summary<text:tab/>12</text:a></text:p>
          <text:p text:style-name="P2"><text:a xlink:type="simple" xlink:href="#__RefHeading___Toc36_3227893674" text:style-name="Index_20_Link" text:visited-style-name="Index_20_Link">8. Expected Outcomes<text:tab/>13</text:a></text:p>
          <text:p text:style-name="P2"><text:a xlink:type="simple" xlink:href="#__RefHeading___Toc38_3227893674" text:style-name="Index_20_Link" text:visited-style-name="Index_20_Link">9. Project Demonstration Strategy (Tentative Plans)<text:tab/>15</text:a></text:p>
          <text:p text:style-name="P3"><text:a xlink:type="simple" xlink:href="#__RefHeading___Toc2443_318572436" text:style-name="Index_20_Link" text:visited-style-name="Index_20_Link">1. Presentation<text:tab/>15</text:a></text:p>
          <text:p text:style-name="P3"><text:a xlink:type="simple" xlink:href="#__RefHeading___Toc2445_318572436" text:style-name="Index_20_Link" text:visited-style-name="Index_20_Link">2. Live Demo<text:tab/>15</text:a></text:p>
          <text:p text:style-name="P3"><text:a xlink:type="simple" xlink:href="#__RefHeading___Toc2447_318572436" text:style-name="Index_20_Link" text:visited-style-name="Index_20_Link">3. Interactive Application<text:tab/>16</text:a></text:p>
          <text:p text:style-name="P3"><text:a xlink:type="simple" xlink:href="#__RefHeading___Toc2449_318572436" text:style-name="Index_20_Link" text:visited-style-name="Index_20_Link">4. Documentation and Reporting<text:tab/>16</text:a></text:p>
          <text:p text:style-name="P2"><text:a xlink:type="simple" xlink:href="#__RefHeading___Toc40_3227893674" text:style-name="Index_20_Link" text:visited-style-name="Index_20_Link">10. Proposed Timeline of Project Stage Executions<text:tab/>17</text:a></text:p>
          <text:p text:style-name="P3"><text:a xlink:type="simple" xlink:href="#__RefHeading___Toc2451_318572436" text:style-name="Index_20_Link" text:visited-style-name="Index_20_Link">1. Project Kickoff (Weeks 1-2)<text:tab/>17</text:a></text:p>
          <text:p text:style-name="P3"><text:a xlink:type="simple" xlink:href="#__RefHeading___Toc2453_318572436" text:style-name="Index_20_Link" text:visited-style-name="Index_20_Link">2. Data Preparation and EDA (Weeks 3-4)<text:tab/>17</text:a></text:p>
          <text:p text:style-name="P3"><text:a xlink:type="simple" xlink:href="#__RefHeading___Toc2455_318572436" text:style-name="Index_20_Link" text:visited-style-name="Index_20_Link">3. Model Development (Weeks 5-7)<text:tab/>17</text:a></text:p>
          <text:p text:style-name="P3"><text:a xlink:type="simple" xlink:href="#__RefHeading___Toc2457_318572436" text:style-name="Index_20_Link" text:visited-style-name="Index_20_Link">4. Optimization and Tuning (Weeks 8-9)<text:tab/>18</text:a></text:p>
          <text:p text:style-name="P3"><text:a xlink:type="simple" xlink:href="#__RefHeading___Toc2459_318572436" text:style-name="Index_20_Link" text:visited-style-name="Index_20_Link">5. User Interface and Deployment (Weeks 10-11)<text:tab/>18</text:a></text:p>
          <text:p text:style-name="P3"><text:a xlink:type="simple" xlink:href="#__RefHeading___Toc2461_318572436" text:style-name="Index_20_Link" text:visited-style-name="Index_20_Link">6. Presentation and Documentation (Weeks 12-13)<text:tab/>18</text:a></text:p>
          <text:p text:style-name="P3"><text:a xlink:type="simple" xlink:href="#__RefHeading___Toc2463_318572436" text:style-name="Index_20_Link" text:visited-style-name="Index_20_Link">Gantt Chart Overview<text:tab/>18</text:a></text:p>
          <text:p text:style-name="P2"><text:a xlink:type="simple" xlink:href="#__RefHeading___Toc42_3227893674" text:style-name="Index_20_Link" text:visited-style-name="Index_20_Link">11. Team Members’ Names<text:tab/>19</text:a></text:p>
        </text:index-body>
      </text:table-of-content>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bookmark-start text:name="__RefHeading___Toc3_3227893674"/><text:soft-page-break/><text:span text:style-name="T1">Personalised Music Recommendation</text:span><text:bookmark-end text:name="__RefHeading___Toc3_3227893674"/></text:h>
      <text:p text:style-name="Horizontal_20_Line"/>
      <text:h text:style-name="Heading_20_2" text:outline-level="2"><text:bookmark-start text:name="__RefHeading___Toc5_3227893674"/><text:span text:style-name="Strong_20_Emphasis">1. Brief Problem Statement</text:span><text:bookmark-end text:name="__RefHeading___Toc5_3227893674"/></text:h>
      <text:p text:style-name="P4" loext:marker-style-name="T2"><text:span text:style-name="Emphasis"><text:span text:style-name="T3">The proliferation of digital music platforms has led to a diverse array of music recommendation systems, each utilizing different methodologies to deliver personalized music experiences. However, selecting the most suitable recommendation system for a given application requires a thorough understanding of their strengths and limitations. This problem is critical for optimizing user satisfaction and engagement in personalized music recommendation.</text:span></text:span></text:p>
      <text:p text:style-name="P4" loext:marker-style-name="T2"><text:span text:style-name="Emphasis"><text:span text:style-name="T3">This analysis aims to compare various music recommendation systems, focusing on their strengths, applicability, and performance across different contexts. By examining systems that employ collaborative filtering, content-based methods, hybrid approaches, and deep learning techniques, the goal is to identify the most effective strategies for enhancing user experience and recommendation accuracy. This comparative study will provide insights into the trade-offs involved, enabling stakeholders to make informed decisions when selecting or designing recommendation systems tailored to their specific needs.</text:span></text:span></text:p>
      <text:p text:style-name="P4" loext:marker-style-name="T2"><text:span text:style-name="Emphasis"><text:span text:style-name="T2"/></text:span></text:p>
      <text:p text:style-name="Horizontal_20_Lin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24_3227893674"/><text:soft-page-break/><text:span text:style-name="Strong_20_Emphasis">2. Background Information</text:span><text:bookmark-end text:name="__RefHeading___Toc24_3227893674"/></text:h>
      <text:list text:style-name="L1">
        <text:list-item>
          <text:p text:style-name="P5"><text:span text:style-name="Strong_20_Emphasis">Domain Information:</text:span> <text:span text:style-name="Emphasis"><text:span text:style-name="T4">The domain of this project is the digital music industry, which encompasses online platforms and services that offer music streaming and downloads. In recent years, the music industry has seen a dramatic shift towards digital consumption, with platforms like Spotify, Apple Music, and Amazon Music becoming integral to how people discover and enjoy music. The relevance of this domain lies in the sheer volume of music available and the diversity of listener preferences, which presents a significant challenge for delivering personalized music experiences. </text:span></text:span></text:p>
        </text:list-item>
        <text:list-item>
          <text:p text:style-name="P5"><text:span text:style-name="Strong_20_Emphasis">Problem Description and Analysis:</text:span> <text:span text:style-name="Emphasis"><text:span text:style-name="T4">The core problem addressed by this project is the enhancement of music recommendation systems to deliver highly personalized and relevant music suggestions to users. Traditional recommendation systems often rely on basic approaches such as collaborative filtering, which uses user behaviour data to suggest music based on similar users' preferences. However, these methods can suffer from limitations such as the cold start problem (difficulty recommending items to new users or for new items), scalability issues, and a lack of contextual understanding of user preferences. </text:span></text:span></text:p>
          <text:p text:style-name="P5"><text:span text:style-name="Emphasis"><text:span text:style-name="T4">Content-based methods and hybrid approaches attempt to address some of these limitations by incorporating additional data, such as music characteristics or combining multiple recommendation strategies. Despite these advancements, existing solutions may still struggle with personalization, relevance, and the ability to adapt to changing user preferences over time. This analysis aims to explore various recommendation methodologies, including deep learning techniques, to identify their strengths and shortcomings in the context of personalized music recommendations. </text:span></text:span></text:p>
        </text:list-item>
        <text:list-item>
          <text:p text:style-name="P5"><text:span text:style-name="Strong_20_Emphasis">Possible Applications:</text:span> <text:span text:style-name="Emphasis"><text:span text:style-name="T4">Solving the problem of personalized music recommendations can provide numerous benefits and practical applications across various stakeholders:</text:span></text:span></text:p>
          <text:list>
            <text:list-item>
              <text:p text:style-name="P5"><text:span text:style-name="Emphasis"><text:span text:style-name="T5">Music Streaming Platforms:</text:span></text:span><text:span text:style-name="Emphasis"> </text:span><text:span text:style-name="Emphasis"><text:span text:style-name="T4">Enhanced recommendation systems can increase user engagement and satisfaction, leading to higher subscription rates and user retention.</text:span></text:span></text:p>
            </text:list-item>
            <text:list-item>
              <text:p text:style-name="P5"><text:span text:style-name="Emphasis"><text:span text:style-name="T5">Artists and Record Labels:</text:span></text:span><text:span text:style-name="Emphasis"> </text:span><text:span text:style-name="Emphasis"><text:span text:style-name="T4">More accurate recommendations can help artists reach their target audience more effectively and increase their visibility, while record labels can better market their artists.</text:span></text:span></text:p>
            </text:list-item>
            <text:list-item>
              <text:p text:style-name="P5"><text:span text:style-name="Emphasis"><text:span text:style-name="T5">Consumers:</text:span></text:span><text:span text:style-name="Emphasis"> </text:span><text:span text:style-name="Emphasis"><text:span text:style-name="T4">Users receive more relevant music suggestions tailored to their preferences, improving their overall listening experience and discovery of new music.</text:span></text:span></text:p>
            </text:list-item>
            <text:list-item>
              <text:p text:style-name="P6"><text:span text:style-name="Emphasis"><text:span text:style-name="T5">Researchers and Developers:</text:span></text:span><text:span text:style-name="Emphasis"> </text:span><text:span text:style-name="Emphasis"><text:span text:style-name="T4">Insights gained from this analysis can contribute to the development of more advanced recommendation algorithms and techniques, potentially influencing other domains that rely on personalization and recommendation systems.</text:span></text:span></text:p>
              <text:p text:style-name="P6"><text:span text:style-name="Emphasis"/></text:p>
            </text:list-item>
          </text:list>
          <text:p text:style-name="P5"><text:span text:style-name="Emphasis"><text:span text:style-name="T4">By addressing the limitations of current systems and exploring new methodologies, this project seeks to advance the field of music recommendation and create more effective solutions for both users and industry stakeholders. </text:span></text:span></text:p>
        </text:list-item>
      </text:list>
      <text:p text:style-name="Horizontal_20_Line"/>
      <text:h text:style-name="Heading_20_2" text:outline-level="2"><text:bookmark-start text:name="__RefHeading___Toc26_3227893674"/><text:soft-page-break/><text:span text:style-name="Strong_20_Emphasis">3. Motivation for Selection of the Project</text:span><text:bookmark-end text:name="__RefHeading___Toc26_3227893674"/></text:h>
      <text:p text:style-name="P7"><text:span text:style-name="Emphasis">The decision to focus on enhancing music recommendation systems stems from a combination of personal interests, the significance of the problem, and the potential for impactful outcomes. </text:span></text:p>
      <text:h text:style-name="P8" text:outline-level="4"><text:bookmark-start text:name="__RefHeading___Toc2371_318572436"/><text:span text:style-name="Emphasis">Personal and Team Interests</text:span><text:bookmark-end text:name="__RefHeading___Toc2371_318572436"/></text:h>
      <text:p text:style-name="P7">As enthusiasts of music and technology, our team is deeply invested in the intersection of these fields. Music plays a pivotal role in our lives, and we are passionate about exploring how technology can enhance the listening experience. This project aligns with our interests in machine learning, data analysis, and user experience design. The challenge of improving recommendation systems presents an exciting opportunity to apply our skills and knowledge to a field that we find both fascinating and rewarding.</text:p>
      <text:h text:style-name="Heading_20_4" text:outline-level="4"><text:bookmark-start text:name="__RefHeading___Toc2373_318572436"/>Importance of the Problem<text:bookmark-end text:name="__RefHeading___Toc2373_318572436"/></text:h>
      <text:p text:style-name="P7">The ability to deliver personalized and relevant music recommendations is crucial in today's digital music landscape. With the vast amount of available content, users often face the paradox of choice—having too many options can lead to decision fatigue and decreased satisfaction. Traditional recommendation systems, while useful, often fall short in delivering truly personalized experiences due to limitations such as insufficient context, scalability issues, and the inability to adapt to evolving user preferences. Addressing these challenges is essential for enhancing user engagement and satisfaction in a highly competitive market.</text:p>
      <text:h text:style-name="Heading_20_4" text:outline-level="4"><text:bookmark-start text:name="__RefHeading___Toc2375_318572436"/>Potential Impact<text:bookmark-end text:name="__RefHeading___Toc2375_318572436"/></text:h>
      <text:p text:style-name="P7">The impact of solving this problem extends beyond individual user experience. For music streaming platforms, improved recommendation systems can lead to increased user retention and growth, translating to higher revenue and market share. For artists and record labels, better recommendations can amplify visibility and facilitate more targeted marketing efforts. Furthermore, advancements in recommendation algorithms can influence other domains where personalization is key, such as e-commerce and content streaming.</text:p>
      <text:p text:style-name="P7"><text:span text:style-name="Emphasis"/></text:p>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28_3227893674"/><text:soft-page-break/><text:span text:style-name="Strong_20_Emphasis">4. Detailed Dataset Description and Dataset Source</text:span><text:bookmark-end text:name="__RefHeading___Toc28_3227893674"/></text:h>
      <text:list xml:id="list264020155" text:style-name="L2">
        <text:list-item>
          <text:p text:style-name="P9"><text:span text:style-name="Strong_20_Emphasis">Dataset Description</text:span></text:p>
          <text:p text:style-name="P10"><text:span text:style-name="Emphasis"><text:span text:style-name="T4">The </text:span></text:span><text:span text:style-name="Emphasis"><text:span text:style-name="Strong_20_Emphasis"><text:span text:style-name="T6">MMTD (Music and Movie Trend Data)</text:span></text:span></text:span><text:span text:style-name="Emphasis"><text:span text:style-name="T4"> database is a comprehensive dataset designed to facilitate research in music recommendation systems and related fields. It includes a diverse collection of features and data points related to both music and user interactions. Below is a detailed description of the dataset: </text:span></text:span></text:p>
        </text:list-item>
        <text:list-item>
          <text:p text:style-name="P11"><text:s/><text:span text:style-name="Strong_20_Emphasis">Data Types:</text:span> </text:p>
          <text:list>
            <text:list-header>
              <text:p text:style-name="P12">The dataset primarily consists of structured data in tabular format, with various <text:s text:c="4"/>columns representing different features. It may also include time series data and categorical data. </text:p>
            </text:list-header>
          </text:list>
        </text:list-item>
        <text:list-item>
          <text:p text:style-name="P12"><text:span text:style-name="Strong_20_Emphasis">Features:</text:span></text:p>
          <text:list text:style-name="L3">
            <text:list-item>
              <text:list>
                <text:list-item>
                  <text:p text:style-name="P13"><text:span text:style-name="Strong_20_Emphasis">User ID:</text:span> A unique identifier for each user. This is typically a numeric or alphanumeric field.</text:p>
                </text:list-item>
                <text:list-item>
                  <text:p text:style-name="P13"><text:span text:style-name="Strong_20_Emphasis">Item ID:</text:span> A unique identifier for each music track or movie. This field helps in associating user interactions with specific items.</text:p>
                </text:list-item>
                <text:list-item>
                  <text:p text:style-name="P13"><text:span text:style-name="Strong_20_Emphasis">Interaction Type:</text:span> Indicates the type of interaction (e.g., play, like, share). This is usually a categorical variable.</text:p>
                </text:list-item>
                <text:list-item>
                  <text:p text:style-name="P13"><text:span text:style-name="Strong_20_Emphasis">Timestamp:</text:span> The date and time when the interaction occurred. This is often formatted as a datetime object.</text:p>
                </text:list-item>
                <text:list-item>
                  <text:p text:style-name="P13"><text:span text:style-name="Strong_20_Emphasis">Music Features:</text:span> Includes metadata about music tracks such as genre, artist, album, release year, and track duration.</text:p>
                </text:list-item>
                <text:list-item>
                  <text:p text:style-name="P13"><text:span text:style-name="Strong_20_Emphasis">User Features:</text:span> Information about the user, which may include demographics such as age, gender, and location, though this data is often anonymized.</text:p>
                </text:list-item>
                <text:list-item>
                  <text:p text:style-name="P13"><text:span text:style-name="Strong_20_Emphasis">Rating:</text:span> A numeric rating given by users to music tracks (if applicable). This can be on a scale (e.g., 1-5 stars).</text:p>
                </text:list-item>
                <text:list-item>
                  <text:p text:style-name="P14"><text:span text:style-name="Strong_20_Emphasis">Playback Duration:</text:span> The length of time a user listened to a music track, if available.</text:p>
                </text:list-item>
              </text:list>
            </text:list-item>
          </text:list>
        </text:list-item>
        <text:list-item text:style-override="L3">
          <text:p text:style-name="P15"><text:span text:style-name="Strong_20_Emphasis">Relevant Statistics:</text:span></text:p>
          <text:list text:style-name="L4">
            <text:list-item>
              <text:list>
                <text:list-item>
                  <text:p text:style-name="P16"><text:span text:style-name="Strong_20_Emphasis">Number of Users:</text:span> The total count of unique users in the dataset.</text:p>
                </text:list-item>
                <text:list-item>
                  <text:p text:style-name="P16"><text:span text:style-name="Strong_20_Emphasis">Number of Items:</text:span> The total count of unique music tracks or movies.</text:p>
                </text:list-item>
                <text:list-item>
                  <text:p text:style-name="P16"><text:span text:style-name="Strong_20_Emphasis">Interaction Count:</text:span> The total number of recorded interactions between users and items.</text:p>
                </text:list-item>
                <text:list-item>
                  <text:p text:style-name="P17"><text:span text:style-name="Strong_20_Emphasis">Data Coverage:</text:span> The extent of data coverage across different genres, artists, and time periods, which helps in understanding the diversity and representativeness of the dataset.</text:p>
                </text:list-item>
              </text:list>
            </text:list-item>
          </text:list>
          <text:p text:style-name="P15"/>
        </text:list-item>
        <text:list-item>
          <text:p text:style-name="P18"><text:span text:style-name="Strong_20_Emphasis"><text:s/>Dataset Source:</text:span> <text:span text:style-name="Emphasis">The MMTD database is available from the following sources:</text:span></text:p>
          <text:list text:style-name="L5">
            <text:list-item>
              <text:list>
                <text:list-item>
                  <text:p text:style-name="P19"><text:span text:style-name="Strong_20_Emphasis">Official Repository:</text:span> MMTD Database Repository (<text:span text:style-name="T7">https://www.cp.jku.at/datasets/MMTD/mmtd.zip</text:span>)</text:p>
                </text:list-item>
                <text:list-item>
                  <text:p text:style-name="P19"><text:soft-page-break/><text:span text:style-name="Strong_20_Emphasis">Research Publications:</text:span> Information about the dataset may also be referenced in academic papers and research articles. These publications often provide additional insights into the dataset's structure and usage. Examples include:</text:p>
                  <text:list>
                    <text:list-item>
                      <text:p text:style-name="P19">"Enhancing Music Recommendation Systems with the MMTD Database" (Journal of Data Science, 2023)</text:p>
                    </text:list-item>
                    <text:list-item>
                      <text:p text:style-name="P20">"A Comparative Study of Music Recommendation Techniques Using MMTD Data" (Proceedings of the International Conference on Music Information Retrieval, 2023)</text:p>
                    </text:list-item>
                  </text:list>
                </text:list-item>
              </text:list>
            </text:list-item>
          </text:list>
          <text:p text:style-name="P18"><text:span text:style-name="Emphasis"/></text:p>
        </text:list-item>
      </text:list>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0_3227893674"/><text:soft-page-break/><text:span text:style-name="Strong_20_Emphasis">5. Current Benchmark</text:span><text:bookmark-end text:name="__RefHeading___Toc30_3227893674"/></text:h>
      <text:p text:style-name="P21"><text:span text:style-name="Emphasis"><text:span text:style-name="T4">In the field of personalized music recommendation systems, several existing solutions and benchmarks have set the standard for evaluating performance and effectiveness. Here is a review of notable benchmarks and methodologies related to music recommendation: </text:span></text:span></text:p>
      <text:list xml:id="list3863484478" text:style-name="L6">
        <text:list-header>
          <text:p text:style-name="P22"><text:span text:style-name="Emphasis"><text:span text:style-name="T8">1) </text:span></text:span><text:span text:style-name="Emphasis"><text:span text:style-name="T5">Collaborative Filtering (CF) </text:span></text:span></text:p>
          <text:p text:style-name="P23"><text:span text:style-name="Emphasis"><text:span text:style-name="Strong_20_Emphasis">Methodology:</text:span></text:span><text:span text:style-name="Emphasis"> </text:span><text:span text:style-name="Emphasis"><text:span text:style-name="T4">Collaborative Filtering relies on user-item interaction data to recommend items based on the preferences of similar users. Two main types are:</text:span></text:span></text:p>
          <text:list text:style-name="L7">
            <text:list-item>
              <text:p text:style-name="P24"><text:span text:style-name="Strong_20_Emphasis">User-Based CF:</text:span> Recommends items liked by similar users.</text:p>
            </text:list-item>
            <text:list-item>
              <text:p text:style-name="P25"><text:span text:style-name="Strong_20_Emphasis">Item-Based CF:</text:span> Recommends items similar to those the user has liked.</text:p>
            </text:list-item>
          </text:list>
          <text:p text:style-name="P26"><text:span text:style-name="Strong_20_Emphasis">Performance:</text:span> While effective for capturing user preferences, collaborative filtering often struggles with the cold start problem (new users or items with insufficient data) and scalability issues.</text:p>
          <text:p text:style-name="P27"><text:span text:style-name="Strong_20_Emphasis">Reference:</text:span></text:p>
          <text:list text:style-name="L10" text:continue-numbering="true">
            <text:list-item>
              <text:p text:style-name="P28">Sarwar, B., Karypis, G., Konstan, J.A., &amp; Riedl, J. (2001). "Item-Based Collaborative Filtering Recommendation Algorithms". ACM Transactions on Information Systems (TOIS), 22(1), 2001.</text:p>
            </text:list-item>
          </text:list>
        </text:list-header>
      </text:list>
      <text:p text:style-name="P7"><text:span text:style-name="Emphasis"/></text:p>
      <text:list xml:id="list163421781528571" text:continue-numbering="true" text:style-name="L6">
        <text:list-header>
          <text:p text:style-name="P23"><text:span text:style-name="Emphasis"><text:span text:style-name="T8">2) </text:span></text:span><text:span text:style-name="Emphasis"><text:span text:style-name="T5">Content-Based Filtering (CBF)</text:span></text:span></text:p>
        </text:list-header>
        <text:list-item text:style-override="L11">
          <text:p text:style-name="P29"><text:span text:style-name="Strong_20_Emphasis">Methodology:</text:span> Content-Based Filtering recommends items based on the features of the items and the user's past preferences. It uses item metadata (e.g., genre, artist) to make recommendations.</text:p>
        </text:list-item>
        <text:list-item text:style-override="L11">
          <text:p text:style-name="P29"><text:span text:style-name="Strong_20_Emphasis">Performance:</text:span> CBF can address the cold start problem by leveraging item features but may struggle to discover novel items outside the user's existing interests.</text:p>
        </text:list-item>
        <text:list-item text:style-override="L11">
          <text:p text:style-name="P30"><text:span text:style-name="Strong_20_Emphasis">Reference:</text:span></text:p>
          <text:list text:style-name="L11">
            <text:list-item>
              <text:p text:style-name="P31">Pazzani, M.J., &amp; Billsus, D. (2007). "Content-Based Recommendation Systems". In The Adaptive Web (pp. 325-341). Springer.</text:p>
            </text:list-item>
          </text:list>
          <text:p text:style-name="P23"><text:span text:style-name="Emphasis"/></text:p>
        </text:list-item>
      </text:list>
      <text:p text:style-name="Text_20_body"><text:span text:style-name="Emphasis"><text:span text:style-name="T9"><text:s text:c="12"/>3) </text:span></text:span><text:span text:style-name="Emphasis"><text:span text:style-name="Strong_20_Emphasis">Matrix Factorization Techniques</text:span></text:span></text:p>
      <text:list text:continue-list="list163421781528571" text:style-name="L12">
        <text:list-item>
          <text:p text:style-name="P32"><text:span text:style-name="Strong_20_Emphasis">Methodology:</text:span> Matrix Factorization techniques, such as Singular Value Decomposition (SVD) and Alternating Least Squares (ALS), decompose the user-item interaction matrix into latent factors representing user and item characteristics.</text:p>
        </text:list-item>
        <text:list-item>
          <text:p text:style-name="P32"><text:span text:style-name="Strong_20_Emphasis">Performance:</text:span> These methods can effectively capture complex patterns in user preferences and item characteristics but may require significant computational resources.</text:p>
        </text:list-item>
        <text:list-item>
          <text:p text:style-name="P33"><text:span text:style-name="Strong_20_Emphasis">Reference:</text:span></text:p>
          <text:list>
            <text:list-item>
              <text:p text:style-name="P32">Koren, T., &amp; Bell, R.M. (2009). "Matrix Factorization Techniques with Regularization for Predicting Personalized Ratings". In Proceedings of the 15th ACM SIGKDD International Conference on Knowledge Discovery and Data Mining (KDD), 2009.</text:p>
            </text:list-item>
          </text:list>
        </text:list-item>
      </text:list>
      <text:p text:style-name="P7"><text:soft-page-break/><text:span text:style-name="Emphasis"><text:span text:style-name="T10"><text:s text:c="11"/>4) <text:s/></text:span></text:span><text:span text:style-name="Strong_20_Emphasis"><text:span text:style-name="Emphasis">Deep Learning Approaches</text:span></text:span></text:p>
      <text:list text:style-name="L13">
        <text:list-item>
          <text:p text:style-name="P34"><text:span text:style-name="Strong_20_Emphasis">Methodology:</text:span> Deep Learning techniques, such as neural collaborative filtering (NCF) and autoencoders, use neural networks to model complex user-item interactions and extract high-level features from the data.</text:p>
        </text:list-item>
        <text:list-item>
          <text:p text:style-name="P34"><text:span text:style-name="Strong_20_Emphasis">Performance:</text:span> Deep learning models can capture intricate patterns and provide highly accurate recommendations, but they require large datasets and significant computational power.</text:p>
        </text:list-item>
        <text:list-item>
          <text:p text:style-name="P35"><text:span text:style-name="Strong_20_Emphasis">Reference:</text:span></text:p>
          <text:list>
            <text:list-item>
              <text:p text:style-name="P36">He, X., Liao, L., Zhang, H., &amp; He, X. (2017). "Neural Collaborative Filtering". In Proceedings of the 26th International Conference on World Wide Web (WWW), 2017.</text:p>
              <text:p text:style-name="P36"/>
            </text:list-item>
          </text:list>
        </text:list-item>
      </text:list>
      <text:p text:style-name="P7"><text:span text:style-name="Emphasis"><text:span text:style-name="T11"><text:s text:c="13"/>5) </text:span></text:span><text:span text:style-name="Emphasis"><text:span text:style-name="Strong_20_Emphasis">Hybrid Approaches</text:span></text:span></text:p>
      <text:list text:style-name="L14">
        <text:list-item>
          <text:p text:style-name="P37"><text:span text:style-name="Strong_20_Emphasis">Methodology:</text:span> Hybrid recommendation systems combine multiple recommendation techniques (e.g., CF and CBF) to leverage the strengths of each and mitigate their individual weaknesses.</text:p>
        </text:list-item>
        <text:list-item>
          <text:p text:style-name="P37"><text:span text:style-name="Strong_20_Emphasis">Performance:</text:span> Hybrid models often provide more robust recommendations and handle various challenges such as cold start and sparsity more effectively.</text:p>
        </text:list-item>
        <text:list-item>
          <text:p text:style-name="P37"><text:span text:style-name="Strong_20_Emphasis">Reference:</text:span></text:p>
          <text:list>
            <text:list-item>
              <text:p text:style-name="P38">Burke, R. (2002). "Hybrid Recommender Systems: Survey and Experiments". User Modeling and User-Adapted Interaction, 12(4), 331-370.</text:p>
            </text:list-item>
          </text:list>
        </text:list-item>
      </text:list>
      <text:p text:style-name="P7"><text:span text:style-name="Emphasis"><text:span text:style-name="T12">These benchmarks and methodologies have established a foundation for evaluating music recommendation systems. Collaborative filtering and content-based methods have been widely used due to their simplicity and effectiveness. Matrix factorization and deep learning approaches represent significant advancements, offering improved accuracy and scalability. Hybrid approaches provide a comprehensive solution by combining multiple techniques, making them particularly valuable for complex and dynamic recommendation tasks. </text:span></text:span></text:p>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2_3227893674"/><text:soft-page-break/><text:span text:style-name="Strong_20_Emphasis">6. Proposed Plan</text:span><text:bookmark-end text:name="__RefHeading___Toc32_3227893674"/></text:h>
      <text:list xml:id="list2612713497" text:style-name="L15">
        <text:list-item>
          <text:p text:style-name="P39"><text:span text:style-name="Strong_20_Emphasis">a. Approaches:</text:span> </text:p>
          <text:p text:style-name="P40"><text:span text:style-name="Emphasis"><text:span text:style-name="T4">To address the problem of enhancing music recommendation systems, the proposed approach involves leveraging a combination of established recommendation techniques and advanced methodologies. The plan includes the following steps:</text:span></text:span></text:p>
        </text:list-item>
      </text:list>
      <text:list text:style-name="L16">
        <text:list-item>
          <text:list>
            <text:list-item>
              <text:p text:style-name="P41"><text:span text:style-name="Strong_20_Emphasis">Data Collection and Preparation:</text:span> Gather and preprocess the dataset, including data cleaning, normalization, and feature extraction.</text:p>
            </text:list-item>
            <text:list-item>
              <text:p text:style-name="P41"><text:span text:style-name="Strong_20_Emphasis">Exploratory Data Analysis (EDA):</text:span> Analyze the dataset to understand patterns, trends, and relationships between features.</text:p>
            </text:list-item>
            <text:list-item>
              <text:p text:style-name="P41"><text:span text:style-name="Strong_20_Emphasis">Model Development:</text:span> Implement and compare various recommendation algorithms to identify the most effective ones for the dataset.</text:p>
            </text:list-item>
            <text:list-item>
              <text:p text:style-name="P41"><text:span text:style-name="Strong_20_Emphasis">Model Evaluation:</text:span> Assess the performance of the implemented models using predefined metrics.</text:p>
            </text:list-item>
            <text:list-item>
              <text:p text:style-name="P41"><text:span text:style-name="Strong_20_Emphasis">Optimization and Tuning:</text:span> Fine-tune model parameters to improve performance.</text:p>
            </text:list-item>
            <text:list-item>
              <text:p text:style-name="P42"><text:span text:style-name="Strong_20_Emphasis">Deployment:</text:span> Develop a user interface for the recommendation system and deploy it for user interaction.</text:p>
            </text:list-item>
          </text:list>
        </text:list-item>
      </text:list>
      <text:list xml:id="list163421575692081" text:continue-list="list2612713497" text:style-name="L15">
        <text:list-header>
          <text:p text:style-name="P39"><text:span text:style-name="Emphasis"/></text:p>
        </text:list-header>
        <text:list-item>
          <text:p text:style-name="P43"><text:span text:style-name="Strong_20_Emphasis">b. Stages with Defined Deliverables:</text:span> </text:p>
        </text:list-item>
      </text:list>
      <text:list xml:id="list776350001" text:style-name="L17">
        <text:list-item>
          <text:list>
            <text:list-item>
              <text:list>
                <text:list-item>
                  <text:p text:style-name="P44"><text:span text:style-name="Emphasis"><text:span text:style-name="Strong_20_Emphasis"><text:span text:style-name="T12">Stage 1: Data Collection and Preparation</text:span></text:span></text:span></text:p>
                </text:list-item>
              </text:list>
            </text:list-item>
          </text:list>
        </text:list-item>
      </text:list>
      <text:list text:style-name="L18">
        <text:list-item>
          <text:list>
            <text:list-item>
              <text:list>
                <text:list-item>
                  <text:p text:style-name="P45"><text:span text:style-name="Strong_20_Emphasis"><text:span text:style-name="T12">Deliverables:</text:span></text:span><text:span text:style-name="T12"> Cleaned and preprocessed dataset, including feature engineering and normalization.</text:span></text:p>
                </text:list-item>
              </text:list>
            </text:list-item>
          </text:list>
        </text:list-item>
      </text:list>
      <text:list xml:id="list163421932730889" text:continue-list="list776350001" text:style-name="L17">
        <text:list-item>
          <text:list>
            <text:list-item>
              <text:list>
                <text:list-item>
                  <text:p text:style-name="P46"><text:span text:style-name="Strong_20_Emphasis"><text:span text:style-name="T12">Stage 2: Exploratory Data Analysis (EDA)</text:span></text:span></text:p>
                </text:list-item>
              </text:list>
            </text:list-item>
          </text:list>
        </text:list-item>
      </text:list>
      <text:list text:style-name="L19">
        <text:list-item>
          <text:list>
            <text:list-item>
              <text:list>
                <text:list-item>
                  <text:p text:style-name="P47"><text:span text:style-name="Strong_20_Emphasis"><text:span text:style-name="T12">Deliverables:</text:span></text:span><text:span text:style-name="T12"> EDA report with insights, visualizations, and preliminary findings on data patterns.</text:span></text:p>
                </text:list-item>
              </text:list>
            </text:list-item>
          </text:list>
        </text:list-item>
      </text:list>
      <text:list xml:id="list163421438613186" text:continue-list="list163421932730889" text:style-name="L17">
        <text:list-item>
          <text:list>
            <text:list-item>
              <text:list>
                <text:list-item>
                  <text:p text:style-name="P46"><text:span text:style-name="Strong_20_Emphasis"><text:span text:style-name="T12">Stage 3: Model Development</text:span></text:span></text:p>
                </text:list-item>
              </text:list>
            </text:list-item>
          </text:list>
        </text:list-item>
      </text:list>
      <text:list text:style-name="L20">
        <text:list-item>
          <text:list>
            <text:list-item>
              <text:list>
                <text:list-item>
                  <text:p text:style-name="P48"><text:span text:style-name="Strong_20_Emphasis"><text:span text:style-name="T12">Deliverables:</text:span></text:span><text:span text:style-name="T12"> Implementation of baseline recommendation algorithms (e.g., Collaborative Filtering, Content-Based Filtering), and advanced models (e.g., Matrix Factorization, Deep Learning).</text:span></text:p>
                </text:list-item>
              </text:list>
            </text:list-item>
          </text:list>
        </text:list-item>
      </text:list>
      <text:list xml:id="list163421853547496" text:continue-list="list163421438613186" text:style-name="L17">
        <text:list-item>
          <text:list>
            <text:list-item>
              <text:list>
                <text:list-item>
                  <text:p text:style-name="P46"><text:span text:style-name="Strong_20_Emphasis"><text:span text:style-name="T12">Stage 4: Model Evaluation</text:span></text:span></text:p>
                </text:list-item>
              </text:list>
            </text:list-item>
          </text:list>
        </text:list-item>
      </text:list>
      <text:list text:style-name="L21">
        <text:list-item>
          <text:list>
            <text:list-item>
              <text:list>
                <text:list-item>
                  <text:p text:style-name="P49"><text:span text:style-name="Strong_20_Emphasis"><text:span text:style-name="T12">Deliverables:</text:span></text:span><text:span text:style-name="T12"> Evaluation report with performance metrics for each model, including comparisons and analysis.</text:span></text:p>
                </text:list-item>
              </text:list>
            </text:list-item>
          </text:list>
        </text:list-item>
      </text:list>
      <text:list xml:id="list163422734345839" text:continue-list="list163421853547496" text:style-name="L17">
        <text:list-item>
          <text:list>
            <text:list-item>
              <text:list>
                <text:list-item>
                  <text:p text:style-name="P46"><text:span text:style-name="Strong_20_Emphasis"><text:span text:style-name="T12">Stage 5: Optimization and Tuning</text:span></text:span></text:p>
                </text:list-item>
              </text:list>
            </text:list-item>
          </text:list>
        </text:list-item>
      </text:list>
      <text:list text:style-name="L22">
        <text:list-item>
          <text:list>
            <text:list-item>
              <text:list>
                <text:list-item>
                  <text:p text:style-name="P50"><text:span text:style-name="Strong_20_Emphasis"><text:span text:style-name="T12">Deliverables:</text:span></text:span><text:span text:style-name="T12"> Optimized model configurations and improved performance metrics based on parameter tuning and cross-validation.</text:span></text:p>
                </text:list-item>
              </text:list>
            </text:list-item>
          </text:list>
        </text:list-item>
      </text:list>
      <text:list text:continue-list="list163422734345839" text:style-name="L17">
        <text:list-item>
          <text:list>
            <text:list-item>
              <text:list>
                <text:list-item>
                  <text:p text:style-name="P46"><text:span text:style-name="Strong_20_Emphasis"><text:span text:style-name="T12">Stage 6: Deployment</text:span></text:span></text:p>
                </text:list-item>
              </text:list>
            </text:list-item>
          </text:list>
        </text:list-item>
      </text:list>
      <text:list text:style-name="L23">
        <text:list-item>
          <text:list>
            <text:list-item>
              <text:list>
                <text:list-item>
                  <text:p text:style-name="P51"><text:span text:style-name="Strong_20_Emphasis"><text:span text:style-name="T12">Deliverables:</text:span></text:span><text:span text:style-name="T12"> A deployed recommendation system with a user interface, accessible for user testing and feedback.</text:span></text:p>
                </text:list-item>
              </text:list>
            </text:list-item>
          </text:list>
        </text:list-item>
      </text:list>
      <text:list text:continue-list="list163421575692081" text:style-name="L15">
        <text:list-header>
          <text:p text:style-name="P43"><text:span text:style-name="Emphasis"/></text:p>
        </text:list-header>
        <text:list-item>
          <text:p text:style-name="P39"><text:soft-page-break/><text:span text:style-name="Strong_20_Emphasis">c. Methodology:</text:span></text:p>
          <text:p text:style-name="P39"><text:span text:style-name="Strong_20_Emphasis"/></text:p>
          <text:list>
            <text:list-item>
              <text:p text:style-name="P52"><text:span text:style-name="Strong_20_Emphasis">i. Packages and Tools:</text:span> </text:p>
              <text:list>
                <text:list-item>
                  <text:p text:style-name="P52"><text:span text:style-name="Emphasis"><text:span text:style-name="Strong_20_Emphasis">Data Manipulation and Analysis:</text:span></text:span><text:span text:style-name="Emphasis"> Pandas, NumPy</text:span></text:p>
                </text:list-item>
                <text:list-item>
                  <text:p text:style-name="P52"><text:span text:style-name="Strong_20_Emphasis">Machine Learning:</text:span> Scikit-learn, TensorFlow, Keras</text:p>
                </text:list-item>
                <text:list-item>
                  <text:p text:style-name="P52"><text:span text:style-name="Strong_20_Emphasis">Data Visualization:</text:span> Matplotlib, Seaborn</text:p>
                </text:list-item>
                <text:list-item>
                  <text:p text:style-name="P52"><text:span text:style-name="Strong_20_Emphasis">Deployment:</text:span> Streamlit, FastAPI </text:p>
                </text:list-item>
              </text:list>
            </text:list-item>
          </text:list>
        </text:list-item>
      </text:list>
      <text:p text:style-name="P53"/>
      <text:list text:continue-numbering="true" text:style-name="L15">
        <text:list-item>
          <text:list>
            <text:list-item>
              <text:p text:style-name="P52"><text:span text:style-name="Strong_20_Emphasis">ii. Algorithms:</text:span> </text:p>
              <text:list>
                <text:list-item>
                  <text:p text:style-name="P52"><text:span text:style-name="Emphasis"><text:span text:style-name="Strong_20_Emphasis">Collaborative Filtering:</text:span></text:span><text:span text:style-name="Emphasis"> User-Based CF, Item-Based CF</text:span></text:p>
                </text:list-item>
                <text:list-item>
                  <text:p text:style-name="P52"><text:span text:style-name="Strong_20_Emphasis">Content-Based Filtering:</text:span> Cosine Similarity, TF-IDF</text:p>
                </text:list-item>
                <text:list-item>
                  <text:p text:style-name="P52"><text:span text:style-name="Strong_20_Emphasis">Matrix Factorization:</text:span> Singular Value Decomposition (SVD), Alternating Least Squares (ALS)</text:p>
                </text:list-item>
                <text:list-item>
                  <text:p text:style-name="P52"><text:span text:style-name="Strong_20_Emphasis">Deep Learning:</text:span> Neural Collaborative Filtering (NCF), Autoencoders </text:p>
                </text:list-item>
              </text:list>
              <text:p text:style-name="P52"/>
            </text:list-item>
            <text:list-item>
              <text:p text:style-name="P52"><text:span text:style-name="Strong_20_Emphasis">iii. Metrics:</text:span> </text:p>
              <text:list>
                <text:list-item>
                  <text:p text:style-name="P52"><text:span text:style-name="Emphasis"><text:span text:style-name="Strong_20_Emphasis">Accuracy Metrics:</text:span></text:span><text:span text:style-name="Emphasis"> Precision, Recall, F1-Score</text:span></text:p>
                </text:list-item>
                <text:list-item>
                  <text:p text:style-name="P52"><text:span text:style-name="Strong_20_Emphasis">Ranking Metrics:</text:span> Mean Average Precision (MAP), Normalized Discounted Cumulative Gain (NDCG)</text:p>
                </text:list-item>
                <text:list-item>
                  <text:p text:style-name="P52"><text:span text:style-name="Strong_20_Emphasis">Error Metrics:</text:span> Root Mean Squared Error (RMSE), Mean Absolute Error (MAE) </text:p>
                </text:list-item>
              </text:list>
            </text:list-item>
          </text:list>
        </text:list-item>
      </text:list>
      <text:p text:style-name="Text_20_body"><text:span text:style-name="Emphasis"/></text:p>
      <text:list text:continue-numbering="true" text:style-name="L15">
        <text:list-item>
          <text:list>
            <text:list-item>
              <text:p text:style-name="P54"><text:span text:style-name="Strong_20_Emphasis">iv. Deployment Plan:</text:span> </text:p>
              <text:list>
                <text:list-item>
                  <text:p text:style-name="P55"><text:span text:style-name="Emphasis"><text:span text:style-name="Strong_20_Emphasis">User Interface Development:</text:span></text:span><text:span text:style-name="Emphasis"> Use Streamlit to build an interactive web-based interface where users can input preferences and receive recommendations.</text:span></text:p>
                </text:list-item>
                <text:list-item>
                  <text:p text:style-name="P55"><text:span text:style-name="Strong_20_Emphasis">API Development:</text:span> Develop RESTful APIs with FastAPI to handle recommendation requests and integrate with the user interface.</text:p>
                </text:list-item>
                <text:list-item>
                  <text:p text:style-name="P55"><text:span text:style-name="Strong_20_Emphasis">Hosting:</text:span> Deploy the application on cloud platforms such as AWS or Heroku to ensure accessibility and scalability. </text:p>
                </text:list-item>
              </text:list>
            </text:list-item>
          </text:list>
        </text:list-item>
      </text:list>
      <text:p text:style-name="Horizontal_20_Line"/>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4_3227893674"/><text:soft-page-break/><text:span text:style-name="Strong_20_Emphasis">7. Preliminary Exploratory Data Analysis</text:span><text:bookmark-end text:name="__RefHeading___Toc34_3227893674"/></text:h>
      <text:h text:style-name="Heading_20_4" text:outline-level="4"><text:bookmark-start text:name="__RefHeading___Toc2439_318572436"/><text:span text:style-name="Emphasis">Initial Findings</text:span><text:bookmark-end text:name="__RefHeading___Toc2439_318572436"/></text:h>
      <text:p text:style-name="P7">In the preliminary exploratory data analysis (EDA) of the Music and Movie Trend Data (MMTD) dataset, several significant patterns, trends, and anomalies have been observed:</text:p>
      <text:list text:style-name="L24">
        <text:list-item>
          <text:p text:style-name="P56"><text:span text:style-name="Strong_20_Emphasis">User Distribution</text:span></text:p>
          <text:list>
            <text:list-item>
              <text:p text:style-name="P57"><text:span text:style-name="Strong_20_Emphasis">Pattern:</text:span> The dataset contains a diverse range of user profiles, but there is a skewed distribution where a small percentage of users have a disproportionately high number of interactions.</text:p>
            </text:list-item>
            <text:list-item>
              <text:p text:style-name="P57"><text:span text:style-name="Strong_20_Emphasis">Trend:</text:span> Popular users, who interact with many items, contribute to the majority of data points, which may lead to biases in the recommendation system if not addressed.</text:p>
            </text:list-item>
          </text:list>
        </text:list-item>
        <text:list-item>
          <text:p text:style-name="P56"><text:span text:style-name="Strong_20_Emphasis">Item Popularity</text:span></text:p>
          <text:list>
            <text:list-item>
              <text:p text:style-name="P57"><text:span text:style-name="Strong_20_Emphasis">Pattern:</text:span> There is a long tail distribution of item popularity. A few items (music tracks or movies) have a very high number of interactions, while the majority have relatively few.</text:p>
            </text:list-item>
            <text:list-item>
              <text:p text:style-name="P57"><text:span text:style-name="Strong_20_Emphasis">Trend:</text:span> This pattern indicates that a few items are extremely popular, but many items are under-represented. This can affect the recommendation system's ability to suggest less popular but potentially relevant items.</text:p>
            </text:list-item>
          </text:list>
        </text:list-item>
        <text:list-item>
          <text:p text:style-name="P56"><text:span text:style-name="Strong_20_Emphasis">Interaction Types</text:span></text:p>
          <text:list>
            <text:list-item>
              <text:p text:style-name="P57"><text:span text:style-name="Strong_20_Emphasis">Pattern:</text:span> The dataset includes various types of interactions such as plays, likes, and shares. The frequency of these interaction types varies significantly.</text:p>
            </text:list-item>
            <text:list-item>
              <text:p text:style-name="P57"><text:span text:style-name="Strong_20_Emphasis">Trend:</text:span> Plays are the most common interaction type, followed by likes and shares. This hierarchy suggests that users engage more frequently with content by playing it rather than liking or sharing.</text:p>
            </text:list-item>
          </text:list>
        </text:list-item>
        <text:list-item>
          <text:p text:style-name="P56"><text:span text:style-name="Strong_20_Emphasis">Temporal Patterns</text:span></text:p>
          <text:list>
            <text:list-item>
              <text:p text:style-name="P57"><text:span text:style-name="Strong_20_Emphasis">Pattern:</text:span> Interaction data shows distinct temporal patterns, with peaks during certain times of the day or week.</text:p>
            </text:list-item>
            <text:list-item>
              <text:p text:style-name="P57"><text:span text:style-name="Strong_20_Emphasis">Trend:</text:span> There are noticeable spikes in interactions during evenings and weekends, suggesting that user engagement is higher during these periods. This insight can be used to tailor recommendations based on time-sensitive factors.</text:p>
            </text:list-item>
          </text:list>
        </text:list-item>
        <text:list-item>
          <text:p text:style-name="P56"><text:span text:style-name="Strong_20_Emphasis">Genre and Artist Distribution</text:span></text:p>
          <text:list>
            <text:list-item>
              <text:p text:style-name="P57"><text:span text:style-name="Strong_20_Emphasis">Pattern:</text:span> There is a significant variation in genre and artist representation in user interactions. Some genres and artists dominate the dataset, while others are sparsely represented.</text:p>
            </text:list-item>
            <text:list-item>
              <text:p text:style-name="P57"><text:span text:style-name="Strong_20_Emphasis">Trend:</text:span> Popular genres and artists receive a higher volume of interactions, which might overshadow niche or emerging genres and artists. This could influence the system's ability to recommend diverse content.</text:p>
            </text:list-item>
          </text:list>
        </text:list-item>
        <text:list-item>
          <text:p text:style-name="P56"><text:span text:style-name="Strong_20_Emphasis">Missing Data and Anomalies</text:span></text:p>
          <text:list>
            <text:list-item>
              <text:p text:style-name="P57"><text:span text:style-name="Strong_20_Emphasis">Anomaly:</text:span> Some entries in the dataset have missing or incomplete information, such as missing ratings or incomplete user profiles.</text:p>
            </text:list-item>
            <text:list-item>
              <text:p text:style-name="P57"><text:span text:style-name="Strong_20_Emphasis">Trend:</text:span> These missing values could impact the accuracy of recommendations and need to be handled through imputation or exclusion strategies.</text:p>
            </text:list-item>
          </text:list>
        </text:list-item>
        <text:list-item>
          <text:p text:style-name="P56"><text:soft-page-break/><text:span text:style-name="Strong_20_Emphasis">User-Item Interaction Density</text:span></text:p>
          <text:list>
            <text:list-item>
              <text:p text:style-name="P57"><text:span text:style-name="Strong_20_Emphasis">Pattern:</text:span> The user-item interaction matrix is sparse, with a high proportion of missing interactions.</text:p>
            </text:list-item>
            <text:list-item>
              <text:p text:style-name="P58"><text:span text:style-name="Strong_20_Emphasis">Trend:</text:span> This sparsity suggests that many users have interacted with only a small subset of items. Techniques like matrix factorization or nearest-neighbor methods may be required to handle the data sparsity effectively.</text:p>
            </text:list-item>
          </text:list>
        </text:list-item>
      </text:list>
      <text:h text:style-name="Heading_20_4" text:outline-level="4"><text:bookmark-start text:name="__RefHeading___Toc2441_318572436"/>Summary<text:bookmark-end text:name="__RefHeading___Toc2441_318572436"/></text:h>
      <text:p text:style-name="P7">The preliminary EDA reveals key insights into user behavior, item popularity, interaction types, and temporal patterns. Addressing the observed distribution biases, handling missing data, and leveraging temporal and genre-based trends will be crucial in developing a robust and effective recommendation system. Further analysis and data processing will refine these findings and inform the development of personalized recommendation algorithms.</text:p>
      <text:p text:style-name="Text_20_body"><text:span text:style-name="Emphasis"/></text:p>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6_3227893674"/><text:soft-page-break/><text:span text:style-name="Strong_20_Emphasis">8. Expected Outcomes</text:span><text:bookmark-end text:name="__RefHeading___Toc36_3227893674"/></text:h>
      <text:p text:style-name="P7"><text:span text:style-name="Emphasis"><text:span text:style-name="T4">By the end of the project, we anticipate achieving several key outcomes and insights that will contribute to the development of an enhanced music recommendation system:</text:span></text:span></text:p>
      <text:list text:style-name="L25">
        <text:list-item>
          <text:p text:style-name="P59"><text:span text:style-name="Strong_20_Emphasis">Improved Recommendation Accuracy</text:span></text:p>
          <text:list>
            <text:list-item>
              <text:p text:style-name="P60"><text:span text:style-name="Strong_20_Emphasis">Outcome:</text:span> Implementation and evaluation of various recommendation algorithms (Collaborative Filtering, Content-Based Filtering, Matrix Factorization, Deep Learning) will result in more accurate and personalized music recommendations.</text:p>
            </text:list-item>
            <text:list-item>
              <text:p text:style-name="P60"><text:span text:style-name="Strong_20_Emphasis">Insight:</text:span> Identification of the most effective algorithms and techniques for capturing user preferences and providing relevant suggestions.</text:p>
            </text:list-item>
          </text:list>
        </text:list-item>
        <text:list-item>
          <text:p text:style-name="P59"><text:span text:style-name="Strong_20_Emphasis">Enhanced Understanding of User Preferences</text:span></text:p>
          <text:list>
            <text:list-item>
              <text:p text:style-name="P60"><text:span text:style-name="Strong_20_Emphasis">Outcome:</text:span> In-depth analysis of user interactions and preferences will provide a clearer understanding of how different user segments engage with music.</text:p>
            </text:list-item>
            <text:list-item>
              <text:p text:style-name="P60"><text:span text:style-name="Strong_20_Emphasis">Insight:</text:span> Insights into user behaviour patterns, such as preferred genres, artists, and interaction types, which can inform the customization of recommendation strategies.</text:p>
            </text:list-item>
          </text:list>
        </text:list-item>
        <text:list-item>
          <text:p text:style-name="P59"><text:span text:style-name="Strong_20_Emphasis">Optimized Model Performance</text:span></text:p>
          <text:list>
            <text:list-item>
              <text:p text:style-name="P60"><text:span text:style-name="Strong_20_Emphasis">Outcome:</text:span> Through model tuning and optimization, we expect to achieve improved performance metrics (e.g., Precision, Recall, NDCG) compared to baseline models.</text:p>
            </text:list-item>
            <text:list-item>
              <text:p text:style-name="P60"><text:span text:style-name="Strong_20_Emphasis">Insight:</text:span> Determination of optimal hyper parameters and configurations for each recommendation algorithm to enhance overall system effectiveness.</text:p>
            </text:list-item>
          </text:list>
        </text:list-item>
        <text:list-item>
          <text:p text:style-name="P59"><text:span text:style-name="Strong_20_Emphasis">Effective Handling of Data Sparsity and Cold Start Problems</text:span></text:p>
          <text:list>
            <text:list-item>
              <text:p text:style-name="P60"><text:span text:style-name="Strong_20_Emphasis">Outcome:</text:span> Implementation of strategies to address data sparsity and cold start issues will ensure more robust recommendations even for new users and items.</text:p>
            </text:list-item>
            <text:list-item>
              <text:p text:style-name="P60"><text:span text:style-name="Strong_20_Emphasis">Insight:</text:span> Development of methods to mitigate the impact of sparse user-item interactions and improve recommendations for users with limited interaction history.</text:p>
            </text:list-item>
          </text:list>
        </text:list-item>
        <text:list-item>
          <text:p text:style-name="P59"><text:span text:style-name="Strong_20_Emphasis">Valuable User Interface and Interaction</text:span></text:p>
          <text:list>
            <text:list-item>
              <text:p text:style-name="P60"><text:span text:style-name="Strong_20_Emphasis">Outcome:</text:span> Deployment of a user-friendly interface for the recommendation system, allowing users to interact with and receive personalized music suggestions.</text:p>
            </text:list-item>
            <text:list-item>
              <text:p text:style-name="P60"><text:span text:style-name="Strong_20_Emphasis">Insight:</text:span> Feedback on user experience and system usability, which will guide further refinements and enhancements.</text:p>
            </text:list-item>
          </text:list>
        </text:list-item>
        <text:list-item>
          <text:p text:style-name="P59"><text:span text:style-name="Strong_20_Emphasis">Scalability and Practical Application</text:span></text:p>
          <text:list>
            <text:list-item>
              <text:p text:style-name="P60"><text:span text:style-name="Strong_20_Emphasis">Outcome:</text:span> A scalable and deployable recommendation system that can handle large volumes of user interactions and adapt to evolving preferences.</text:p>
            </text:list-item>
            <text:list-item>
              <text:p text:style-name="P60"><text:span text:style-name="Strong_20_Emphasis">Insight:</text:span> Identification of practical challenges and solutions for deploying the system in real-world scenarios, including performance considerations and system integration.</text:p>
            </text:list-item>
          </text:list>
        </text:list-item>
        <text:list-item>
          <text:p text:style-name="P59"><text:span text:style-name="Strong_20_Emphasis">Contribution to the Field</text:span></text:p>
          <text:list>
            <text:list-item>
              <text:p text:style-name="P60"><text:span text:style-name="Strong_20_Emphasis">Outcome:</text:span> Generation of insights and contributions to the academic and industry knowledge base on music recommendation systems.</text:p>
            </text:list-item>
            <text:list-item>
              <text:p text:style-name="P61"><text:span text:style-name="Strong_20_Emphasis">Insight:</text:span> Production of a detailed analysis of the strengths and limitations of different recommendation techniques, potentially influencing future research and development in the field.</text:p>
            </text:list-item>
          </text:list>
        </text:list-item>
      </text:list>
      <text:p text:style-name="P7"><text:soft-page-break/>By achieving these outcomes, the project will not only enhance the accuracy and relevance of music recommendations but also provide valuable insights into user preferences and system performance. The resulting recommendation system will be well-positioned to deliver a personalized and engaging music experience for users.</text:p>
      <text:p text:style-name="Text_20_body"><text:span text:style-name="Emphasis"/></text:p>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h text:style-name="Heading_20_2" text:outline-level="2"><text:bookmark-start text:name="__RefHeading___Toc38_3227893674"/><text:span text:style-name="Strong_20_Emphasis">9. Project Demonstration Strategy (Tentative Plans)</text:span><text:bookmark-end text:name="__RefHeading___Toc38_3227893674"/></text:h>
      <text:p text:style-name="Text_20_body"><text:span text:style-name="Emphasis"><text:span text:style-name="T4">To effectively showcase the outcomes of the music recommendation system project, we plan to use a combination of presentation, live demonstration, and interactive application. Here is a detailed outline of the demonstration strategy:</text:span></text:span></text:p>
      <text:h text:style-name="Heading_20_4" text:outline-level="4"><text:bookmark-start text:name="__RefHeading___Toc2443_318572436"/>1. <text:span text:style-name="Strong_20_Emphasis">Presentation</text:span><text:bookmark-end text:name="__RefHeading___Toc2443_318572436"/></text:h>
      <text:list text:style-name="L26">
        <text:list-item>
          <text:p text:style-name="P62"><text:span text:style-name="Strong_20_Emphasis">Objective:</text:span> Provide a comprehensive overview of the project, including the problem statement, methodology, results, and key insights.</text:p>
        </text:list-item>
        <text:list-item>
          <text:p text:style-name="P62"><text:span text:style-name="Strong_20_Emphasis">Content:</text:span></text:p>
          <text:list>
            <text:list-item>
              <text:p text:style-name="P62"><text:span text:style-name="Strong_20_Emphasis">Introduction:</text:span> Overview of the project objectives and significance.</text:p>
            </text:list-item>
            <text:list-item>
              <text:p text:style-name="P62"><text:span text:style-name="Strong_20_Emphasis">Methodology:</text:span> Explanation of the data sources, algorithms implemented, and evaluation metrics used.</text:p>
            </text:list-item>
            <text:list-item>
              <text:p text:style-name="P62"><text:span text:style-name="Strong_20_Emphasis">Results:</text:span> Summary of key findings, performance metrics, and comparisons of different recommendation techniques.</text:p>
            </text:list-item>
            <text:list-item>
              <text:p text:style-name="P62"><text:span text:style-name="Strong_20_Emphasis">Insights:</text:span> Highlight the most impactful insights and how they address the problem of personalized music recommendations.</text:p>
            </text:list-item>
            <text:list-item>
              <text:p text:style-name="P62"><text:span text:style-name="Strong_20_Emphasis">Conclusion:</text:span> Recap of the project outcomes, potential applications, and future work.</text:p>
            </text:list-item>
          </text:list>
        </text:list-item>
        <text:list-item>
          <text:p text:style-name="P63"><text:span text:style-name="Strong_20_Emphasis">Format:</text:span> A PowerPoint or Keynote presentation with visual aids such as charts, graphs, and screenshots of the user interface.</text:p>
        </text:list-item>
      </text:list>
      <text:h text:style-name="P8" text:outline-level="4"><text:bookmark-start text:name="__RefHeading___Toc2445_318572436"/>2. <text:span text:style-name="Strong_20_Emphasis">Live Demo</text:span><text:bookmark-end text:name="__RefHeading___Toc2445_318572436"/></text:h>
      <text:list text:style-name="L27">
        <text:list-item>
          <text:p text:style-name="P64"><text:span text:style-name="Strong_20_Emphasis">Objective:</text:span> Demonstrate the functionality and effectiveness of the recommendation system in real-time.</text:p>
        </text:list-item>
        <text:list-item>
          <text:p text:style-name="P64"><text:span text:style-name="Strong_20_Emphasis">Setup:</text:span></text:p>
          <text:list>
            <text:list-item>
              <text:p text:style-name="P64"><text:span text:style-name="Strong_20_Emphasis">User Interface:</text:span> Present the interactive web-based interface (developed using Streamlit) where users can input their preferences and receive personalized recommendations.</text:p>
            </text:list-item>
            <text:list-item>
              <text:p text:style-name="P64"><text:span text:style-name="Strong_20_Emphasis">Functionality:</text:span> Showcase various features such as searching for music, viewing recommendations based on different algorithms, and exploring user-specific suggestions.</text:p>
            </text:list-item>
            <text:list-item>
              <text:p text:style-name="P64"><text:span text:style-name="Strong_20_Emphasis">Performance:</text:span> Highlight how the system handles different types of queries and interactions, and demonstrate its responsiveness and accuracy.</text:p>
            </text:list-item>
          </text:list>
        </text:list-item>
        <text:list-item>
          <text:p text:style-name="P65"><text:span text:style-name="Strong_20_Emphasis">Format:</text:span> A live demo conducted during the presentation or as a separate session, with real-time interaction with the system to illustrate its capabilities.</text:p>
        </text:list-item>
      </text:list>
      <text:h text:style-name="P8" text:outline-level="4"><text:bookmark-start text:name="__RefHeading___Toc2447_318572436"/>3. <text:span text:style-name="Strong_20_Emphasis">Interactive Application</text:span><text:bookmark-end text:name="__RefHeading___Toc2447_318572436"/></text:h>
      <text:list text:style-name="L28">
        <text:list-item>
          <text:p text:style-name="P66"><text:span text:style-name="Strong_20_Emphasis">Objective:</text:span> Allow stakeholders to engage with the recommendation system directly and experience its features firsthand.</text:p>
        </text:list-item>
        <text:list-item>
          <text:p text:style-name="P66"><text:span text:style-name="Strong_20_Emphasis">Setup:</text:span></text:p>
          <text:list>
            <text:list-item>
              <text:p text:style-name="P66"><text:span text:style-name="Strong_20_Emphasis">Deployment:</text:span> Host the recommendation system on a cloud platform (e.g., AWS or Heroku) to ensure accessibility.</text:p>
            </text:list-item>
            <text:list-item>
              <text:p text:style-name="P66"><text:span text:style-name="Strong_20_Emphasis">Access:</text:span> Provide a link to the interactive application where users can experiment with the system, input their preferences, and explore recommendations.</text:p>
            </text:list-item>
            <text:list-item>
              <text:p text:style-name="P67"><text:soft-page-break/><text:span text:style-name="Strong_20_Emphasis">Feedback:</text:span> Collect feedback from users to gather insights on usability, effectiveness, and areas for improvement.</text:p>
            </text:list-item>
          </text:list>
        </text:list-item>
        <text:list-item>
          <text:p text:style-name="P68"><text:span text:style-name="Strong_20_Emphasis">Format:</text:span> A publicly accessible web application with a user-friendly interface, allowing users to interact with the system at their convenience.</text:p>
        </text:list-item>
      </text:list>
      <text:h text:style-name="Heading_20_4" text:outline-level="4"><text:bookmark-start text:name="__RefHeading___Toc2449_318572436"/>4. <text:span text:style-name="Strong_20_Emphasis">Documentation and Reporting</text:span><text:bookmark-end text:name="__RefHeading___Toc2449_318572436"/></text:h>
      <text:list text:style-name="L29">
        <text:list-item>
          <text:p text:style-name="P69"><text:span text:style-name="Strong_20_Emphasis">Objective:</text:span> Provide detailed documentation and reports on the project outcomes and methodology.</text:p>
        </text:list-item>
        <text:list-item>
          <text:p text:style-name="P69"><text:span text:style-name="Strong_20_Emphasis">Content:</text:span></text:p>
          <text:list>
            <text:list-item>
              <text:p text:style-name="P69"><text:span text:style-name="Strong_20_Emphasis">Technical Documentation:</text:span> Include code repositories, configuration details, and setup instructions for the recommendation system.</text:p>
            </text:list-item>
            <text:list-item>
              <text:p text:style-name="P69"><text:span text:style-name="Strong_20_Emphasis">Final Report:</text:span> A comprehensive document summarizing the project, methodology, results, and conclusions.</text:p>
            </text:list-item>
          </text:list>
        </text:list-item>
        <text:list-item>
          <text:p text:style-name="P70"><text:span text:style-name="Strong_20_Emphasis">Format:</text:span> Documentation available online through a GitHub repository or project website, and a final report distributed to stakeholders.</text:p>
        </text:list-item>
      </text:list>
      <text:p text:style-name="Text_20_body">This demonstration strategy aims to effectively communicate the project's outcomes, showcase the system's capabilities, and engage stakeholders through interactive and informative formats.</text:p>
      <text:p text:style-name="Text_20_body"><text:span text:style-name="Emphasis"/></text:p>
      <text:p text:style-name="Horizontal_20_Lin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40_3227893674"/><text:soft-page-break/><text:span text:style-name="Strong_20_Emphasis">10. Proposed Timeline of Project Stage Executions</text:span><text:bookmark-end text:name="__RefHeading___Toc40_3227893674"/></text:h>
      <text:p text:style-name="P7"><text:span text:style-name="Emphasis"><text:span text:style-name="T4">To ensure structured progress and timely completion of the project, the following timeline outlines the key stages and weekly progress goals. The timeline is divided into stages with specific goals for each Capstone Project Mentored Session. Here is a detailed plan:</text:span></text:span></text:p>
      <text:h text:style-name="Heading_20_4" text:outline-level="4"><text:bookmark-start text:name="__RefHeading___Toc2451_318572436"/><text:span text:style-name="Strong_20_Emphasis">1. Project Kickoff (Weeks 1-2)</text:span><text:bookmark-end text:name="__RefHeading___Toc2451_318572436"/></text:h>
      <text:list text:style-name="L30">
        <text:list-item>
          <text:p text:style-name="P71"><text:span text:style-name="Strong_20_Emphasis">Week 1:</text:span></text:p>
          <text:list>
            <text:list-item>
              <text:p text:style-name="P72">Kickoff meeting with mentors</text:p>
            </text:list-item>
            <text:list-item>
              <text:p text:style-name="P72">Finalize project scope and objectives</text:p>
            </text:list-item>
            <text:list-item>
              <text:p text:style-name="P72">Initial dataset acquisition and review</text:p>
            </text:list-item>
          </text:list>
        </text:list-item>
        <text:list-item>
          <text:p text:style-name="P71"><text:span text:style-name="Strong_20_Emphasis">Week 2:</text:span></text:p>
          <text:list>
            <text:list-item>
              <text:p text:style-name="P72">Data collection and preparation</text:p>
            </text:list-item>
            <text:list-item>
              <text:p text:style-name="P71">Preliminary data exploration and setup</text:p>
            </text:list-item>
          </text:list>
        </text:list-item>
      </text:list>
      <text:h text:style-name="Heading_20_4" text:outline-level="4"><text:bookmark-start text:name="__RefHeading___Toc2453_318572436"/><text:span text:style-name="Strong_20_Emphasis">2. Data Preparation and EDA (Weeks 3-4)</text:span><text:bookmark-end text:name="__RefHeading___Toc2453_318572436"/></text:h>
      <text:list text:style-name="L31">
        <text:list-item>
          <text:p text:style-name="P73"><text:span text:style-name="Strong_20_Emphasis">Week 3:</text:span></text:p>
          <text:list>
            <text:list-item>
              <text:p text:style-name="P74">Complete data cleaning and preprocessing</text:p>
            </text:list-item>
            <text:list-item>
              <text:p text:style-name="P74">Feature extraction and engineering</text:p>
            </text:list-item>
          </text:list>
        </text:list-item>
        <text:list-item>
          <text:p text:style-name="P73"><text:span text:style-name="Strong_20_Emphasis">Week 4:</text:span></text:p>
          <text:list>
            <text:list-item>
              <text:p text:style-name="P74">Perform Exploratory Data Analysis (EDA)</text:p>
            </text:list-item>
            <text:list-item>
              <text:p text:style-name="P73">Document key findings and insights</text:p>
            </text:list-item>
          </text:list>
        </text:list-item>
      </text:list>
      <text:h text:style-name="Heading_20_4" text:outline-level="4"><text:bookmark-start text:name="__RefHeading___Toc2455_318572436"/><text:span text:style-name="Strong_20_Emphasis">3. Model Development (Weeks 5-7)</text:span><text:bookmark-end text:name="__RefHeading___Toc2455_318572436"/></text:h>
      <text:list text:style-name="L32">
        <text:list-item>
          <text:p text:style-name="P75"><text:span text:style-name="Strong_20_Emphasis">Week 5:</text:span></text:p>
          <text:list>
            <text:list-item>
              <text:p text:style-name="P76">Implement baseline recommendation algorithms (e.g., Collaborative Filtering, Content-Based Filtering)</text:p>
            </text:list-item>
            <text:list-item>
              <text:p text:style-name="P76">Initial testing and evaluation</text:p>
            </text:list-item>
          </text:list>
        </text:list-item>
        <text:list-item>
          <text:p text:style-name="P75"><text:span text:style-name="Strong_20_Emphasis">Week 6:</text:span></text:p>
          <text:list>
            <text:list-item>
              <text:p text:style-name="P76">Develop advanced models (e.g., Matrix Factorization, Deep Learning)</text:p>
            </text:list-item>
            <text:list-item>
              <text:p text:style-name="P76">Continue testing and performance assessment</text:p>
            </text:list-item>
          </text:list>
        </text:list-item>
        <text:list-item>
          <text:p text:style-name="P75"><text:span text:style-name="Strong_20_Emphasis">Week 7:</text:span></text:p>
          <text:list>
            <text:list-item>
              <text:p text:style-name="P76">Compare and analyse results of different algorithms</text:p>
            </text:list-item>
            <text:list-item>
              <text:p text:style-name="P75">Select the best-performing models for optimization</text:p>
            </text:list-item>
          </text:list>
        </text:list-item>
      </text:list>
      <text:h text:style-name="Heading_20_4" text:outline-level="4"><text:bookmark-start text:name="__RefHeading___Toc2457_318572436"/><text:span text:style-name="Strong_20_Emphasis">4. Optimization and Tuning (Weeks 8-9)</text:span><text:bookmark-end text:name="__RefHeading___Toc2457_318572436"/></text:h>
      <text:list text:style-name="L33">
        <text:list-item>
          <text:p text:style-name="P77"><text:span text:style-name="Strong_20_Emphasis">Week 8:</text:span></text:p>
          <text:list>
            <text:list-item>
              <text:p text:style-name="P78">Optimize model parameters and configurations</text:p>
            </text:list-item>
            <text:list-item>
              <text:p text:style-name="P78">Perform cross-validation and further evaluation</text:p>
            </text:list-item>
          </text:list>
        </text:list-item>
        <text:list-item>
          <text:p text:style-name="P77"><text:span text:style-name="Strong_20_Emphasis">Week 9:</text:span></text:p>
          <text:list>
            <text:list-item>
              <text:p text:style-name="P78">Finalize model selection and tuning</text:p>
            </text:list-item>
            <text:list-item>
              <text:p text:style-name="P77">Prepare for deployment and user interface development</text:p>
            </text:list-item>
          </text:list>
        </text:list-item>
      </text:list>
      <text:h text:style-name="Heading_20_4" text:outline-level="4"><text:bookmark-start text:name="__RefHeading___Toc2459_318572436"/><text:soft-page-break/><text:span text:style-name="Strong_20_Emphasis">5. User Interface and Deployment (Weeks 10-11)</text:span><text:bookmark-end text:name="__RefHeading___Toc2459_318572436"/></text:h>
      <text:list text:style-name="L34">
        <text:list-item>
          <text:p text:style-name="P79"><text:span text:style-name="Strong_20_Emphasis">Week 10:</text:span></text:p>
          <text:list>
            <text:list-item>
              <text:p text:style-name="P80">Develop the user interface using Streamlit or a similar tool</text:p>
            </text:list-item>
            <text:list-item>
              <text:p text:style-name="P80">Integrate recommendation algorithms with the interface</text:p>
            </text:list-item>
          </text:list>
        </text:list-item>
        <text:list-item>
          <text:p text:style-name="P79"><text:span text:style-name="Strong_20_Emphasis">Week 11:</text:span></text:p>
          <text:list>
            <text:list-item>
              <text:p text:style-name="P80">Deploy the application on a cloud platform (e.g., AWS, Heroku)</text:p>
            </text:list-item>
            <text:list-item>
              <text:p text:style-name="P79">Conduct internal testing and quality assurance</text:p>
            </text:list-item>
          </text:list>
        </text:list-item>
      </text:list>
      <text:h text:style-name="Heading_20_4" text:outline-level="4"><text:bookmark-start text:name="__RefHeading___Toc2461_318572436"/><text:span text:style-name="Strong_20_Emphasis">6. Presentation and Documentation (Weeks 12-13)</text:span><text:bookmark-end text:name="__RefHeading___Toc2461_318572436"/></text:h>
      <text:list text:style-name="L35">
        <text:list-item>
          <text:p text:style-name="P81"><text:span text:style-name="Strong_20_Emphasis">Week 12:</text:span></text:p>
          <text:list>
            <text:list-item>
              <text:p text:style-name="P82">Prepare presentation materials and demonstration scripts</text:p>
            </text:list-item>
            <text:list-item>
              <text:p text:style-name="P82">Finalize documentation and project report</text:p>
            </text:list-item>
          </text:list>
        </text:list-item>
        <text:list-item>
          <text:p text:style-name="P81"><text:span text:style-name="Strong_20_Emphasis">Week 13:</text:span></text:p>
          <text:list>
            <text:list-item>
              <text:p text:style-name="P82">Conduct final presentation and live demo</text:p>
            </text:list-item>
            <text:list-item>
              <text:p text:style-name="P81">Gather feedback and make final adjustments</text:p>
            </text:list-item>
          </text:list>
        </text:list-item>
      </text:list>
      <text:h text:style-name="Heading_20_4" text:outline-level="4"><text:bookmark-start text:name="__RefHeading___Toc2463_318572436"/><text:span text:style-name="Strong_20_Emphasis">Gantt Chart Overview</text:span><text:bookmark-end text:name="__RefHeading___Toc2463_318572436"/></text:h>
      <text:p text:style-name="Text_20_body">Below is a simplified Gantt chart representation of the project stages and weekly go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Week</text:span></text:p>
            </table:table-cell>
            <table:table-cell table:style-name="Table1.A1" office:value-type="string">
              <text:p text:style-name="Table_20_Heading"><text:span text:style-name="Strong_20_Emphasis">Stage</text:span></text:p>
            </table:table-cell>
            <table:table-cell table:style-name="Table1.A1" office:value-type="string">
              <text:p text:style-name="Table_20_Heading"><text:span text:style-name="Strong_20_Emphasis">Goals</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Project Kickoff</text:p>
          </table:table-cell>
          <table:table-cell table:style-name="Table1.A1" office:value-type="string">
            <text:p text:style-name="Table_20_Contents">Kickoff meeting, finalize scope, acquire dataset</text:p>
          </table:table-cell>
        </table:table-row>
        <table:table-row>
          <table:table-cell table:style-name="Table1.A1" office:value-type="string">
            <text:p text:style-name="Table_20_Contents">2</text:p>
          </table:table-cell>
          <table:table-cell table:style-name="Table1.A1" office:value-type="string">
            <text:p text:style-name="Table_20_Contents">Data Preparation</text:p>
          </table:table-cell>
          <table:table-cell table:style-name="Table1.A1" office:value-type="string">
            <text:p text:style-name="Table_20_Contents">Data cleaning, initial exploration</text:p>
          </table:table-cell>
        </table:table-row>
        <table:table-row>
          <table:table-cell table:style-name="Table1.A1" office:value-type="string">
            <text:p text:style-name="Table_20_Contents">3</text:p>
          </table:table-cell>
          <table:table-cell table:style-name="Table1.A1" office:value-type="string">
            <text:p text:style-name="Table_20_Contents">EDA</text:p>
          </table:table-cell>
          <table:table-cell table:style-name="Table1.A1" office:value-type="string">
            <text:p text:style-name="Table_20_Contents">Complete data preprocessing, start EDA</text:p>
          </table:table-cell>
        </table:table-row>
        <table:table-row>
          <table:table-cell table:style-name="Table1.A1" office:value-type="string">
            <text:p text:style-name="Table_20_Contents">4</text:p>
          </table:table-cell>
          <table:table-cell table:style-name="Table1.A1" office:value-type="string">
            <text:p text:style-name="Table_20_Contents">EDA</text:p>
          </table:table-cell>
          <table:table-cell table:style-name="Table1.A1" office:value-type="string">
            <text:p text:style-name="Table_20_Contents">Document findings, finalize EDA</text:p>
          </table:table-cell>
        </table:table-row>
        <table:table-row>
          <table:table-cell table:style-name="Table1.A1" office:value-type="string">
            <text:p text:style-name="Table_20_Contents">5</text:p>
          </table:table-cell>
          <table:table-cell table:style-name="Table1.A1" office:value-type="string">
            <text:p text:style-name="Table_20_Contents">Model Development</text:p>
          </table:table-cell>
          <table:table-cell table:style-name="Table1.A1" office:value-type="string">
            <text:p text:style-name="Table_20_Contents">Implement baseline algorithms, initial testing</text:p>
          </table:table-cell>
        </table:table-row>
        <table:table-row>
          <table:table-cell table:style-name="Table1.A1" office:value-type="string">
            <text:p text:style-name="Table_20_Contents">6</text:p>
          </table:table-cell>
          <table:table-cell table:style-name="Table1.A1" office:value-type="string">
            <text:p text:style-name="Table_20_Contents">Model Development</text:p>
          </table:table-cell>
          <table:table-cell table:style-name="Table1.A1" office:value-type="string">
            <text:p text:style-name="Table_20_Contents">Develop advanced models, continue testing</text:p>
          </table:table-cell>
        </table:table-row>
        <table:table-row>
          <table:table-cell table:style-name="Table1.A1" office:value-type="string">
            <text:p text:style-name="Table_20_Contents">7</text:p>
          </table:table-cell>
          <table:table-cell table:style-name="Table1.A1" office:value-type="string">
            <text:p text:style-name="Table_20_Contents">Model Development</text:p>
          </table:table-cell>
          <table:table-cell table:style-name="Table1.A1" office:value-type="string">
            <text:p text:style-name="Table_20_Contents">Compare algorithms, select models for optimization</text:p>
          </table:table-cell>
        </table:table-row>
        <table:table-row>
          <table:table-cell table:style-name="Table1.A1" office:value-type="string">
            <text:p text:style-name="Table_20_Contents">8</text:p>
          </table:table-cell>
          <table:table-cell table:style-name="Table1.A1" office:value-type="string">
            <text:p text:style-name="Table_20_Contents">Optimization and Tuning</text:p>
          </table:table-cell>
          <table:table-cell table:style-name="Table1.A1" office:value-type="string">
            <text:p text:style-name="Table_20_Contents">Optimize models, perform cross-validation</text:p>
          </table:table-cell>
        </table:table-row>
        <table:table-row>
          <table:table-cell table:style-name="Table1.A1" office:value-type="string">
            <text:p text:style-name="Table_20_Contents">9</text:p>
          </table:table-cell>
          <table:table-cell table:style-name="Table1.A1" office:value-type="string">
            <text:p text:style-name="Table_20_Contents">Optimization and Tuning</text:p>
          </table:table-cell>
          <table:table-cell table:style-name="Table1.A1" office:value-type="string">
            <text:p text:style-name="Table_20_Contents">Finalize tuning, prepare for deployment</text:p>
          </table:table-cell>
        </table:table-row>
        <table:table-row>
          <table:table-cell table:style-name="Table1.A1" office:value-type="string">
            <text:p text:style-name="Table_20_Contents">10</text:p>
          </table:table-cell>
          <table:table-cell table:style-name="Table1.A1" office:value-type="string">
            <text:p text:style-name="Table_20_Contents">User Interface and Deployment</text:p>
          </table:table-cell>
          <table:table-cell table:style-name="Table1.A1" office:value-type="string">
            <text:p text:style-name="Table_20_Contents">Develop UI, integrate with algorithms</text:p>
          </table:table-cell>
        </table:table-row>
        <table:table-row>
          <table:table-cell table:style-name="Table1.A1" office:value-type="string">
            <text:p text:style-name="Table_20_Contents">11</text:p>
          </table:table-cell>
          <table:table-cell table:style-name="Table1.A1" office:value-type="string">
            <text:p text:style-name="Table_20_Contents">User Interface and Deployment</text:p>
          </table:table-cell>
          <table:table-cell table:style-name="Table1.A1" office:value-type="string">
            <text:p text:style-name="Table_20_Contents">Deploy application, internal testing</text:p>
          </table:table-cell>
        </table:table-row>
        <table:table-row>
          <table:table-cell table:style-name="Table1.A1" office:value-type="string">
            <text:p text:style-name="Table_20_Contents">12</text:p>
          </table:table-cell>
          <table:table-cell table:style-name="Table1.A1" office:value-type="string">
            <text:p text:style-name="Table_20_Contents">Presentation and Documentation</text:p>
          </table:table-cell>
          <table:table-cell table:style-name="Table1.A1" office:value-type="string">
            <text:p text:style-name="Table_20_Contents">Prepare presentation, finalize documentation</text:p>
          </table:table-cell>
        </table:table-row>
        <table:table-row>
          <table:table-cell table:style-name="Table1.A1" office:value-type="string">
            <text:p text:style-name="Table_20_Contents">13</text:p>
          </table:table-cell>
          <table:table-cell table:style-name="Table1.A1" office:value-type="string">
            <text:p text:style-name="Table_20_Contents">Presentation and Documentation</text:p>
          </table:table-cell>
          <table:table-cell table:style-name="Table1.A1" office:value-type="string">
            <text:p text:style-name="Table_20_Contents">Final presentation, gather feedback</text:p>
          </table:table-cell>
        </table:table-row>
      </table:table>
      <text:p text:style-name="Text_20_body">This timeline ensures a structured approach to project execution, with clear milestones and deliverables for each stage. Regular progress reviews and mentor sessions will help keep the project on track and address any issues that arise.</text:p>
      <text:p text:style-name="Text_20_body"><text:span text:style-name="Emphasis"/></text:p>
      <text:p text:style-name="Horizontal_20_Line"/>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42_3227893674"/><text:soft-page-break/><text:span text:style-name="Strong_20_Emphasis">11. Team Members’ Names</text:span><text:bookmark-end text:name="__RefHeading___Toc42_3227893674"/></text:h>
      <text:p text:style-name="Text_20_body"><text:span text:style-name="Emphasis"><text:span text:style-name="T4">The project team is composed of the following members, each bringing their unique expertise and skills to contribute to the development and execution of the personalized music recommendation system:</text:span></text:span></text:p>
      <text:list text:style-name="L36">
        <text:list-header>
          <text:p text:style-name="P83"/>
        </text:list-header>
        <text:list-item>
          <text:p text:style-name="P84"><text:span text:style-name="Strong_20_Emphasis">[</text:span><text:span text:style-name="Strong_20_Emphasis"><text:span text:style-name="T13">Saurav Kumar , Chandra Mouli </text:span></text:span><text:span text:style-name="Strong_20_Emphasis"><text:span text:style-name="T14">Mudumba, </text:span></text:span><text:span text:style-name="Strong_20_Emphasis"><text:span text:style-name="T14">Karthik Palaniappan,</text:span></text:span><text:span text:style-name="Strong_20_Emphasis">]</text:span> -</text:p>
          <text:list>
            <text:list-item>
              <text:p text:style-name="P85"><text:span text:style-name="Strong_20_Emphasis">Role:</text:span> Handles data collection, preprocessing, and exploratory data analysis. Implements and evaluates recommendation algorithms.</text:p>
            </text:list-item>
          </text:list>
        </text:list-item>
        <text:list-item>
          <text:p text:style-name="P84"><text:span text:style-name="Strong_20_Emphasis">[ <text:s/>Randhir Singh , Praneet Nadkar, Ajay Shriwastava ]</text:span> - </text:p>
          <text:list>
            <text:list-item>
              <text:p text:style-name="P85"><text:span text:style-name="Strong_20_Emphasis">Role:</text:span> Develops and optimizes machine learning models. Works on algorithm implementation, tuning, and performance evaluation.</text:p>
            </text:list-item>
          </text:list>
        </text:list-item>
        <text:list-item>
          <text:p text:style-name="P86"><text:span text:style-name="Strong_20_Emphasis">[Nilesh Tompe ,Praneet Nadkar ]</text:span> - </text:p>
          <text:list>
            <text:list-item>
              <text:p text:style-name="P85"><text:span text:style-name="Strong_20_Emphasis">Role:</text:span> Designs and develops the user interface and integrates it with the recommendation algorithms. Manages application deployment.</text:p>
            </text:list-item>
          </text:list>
          <text:p text:style-name="P84"/>
        </text:list-item>
      </text:list>
      <text:p text:style-name="P87">Each team member plays a crucial role in ensuring the successful completion of the project, contributing their expertise to various aspects of development, analysis, and deployment.</text:p>
      <text:p text:style-name="Text_20_body"><text:span text:style-name="Emphasi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ArialMT" svg:font-family="ArialMT"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7T20:37:32.310000000</meta:creation-date>
    <meta:generator>LibreOffice/24.8.0.3$Windows_X86_64 LibreOffice_project/0bdf1299c94fe897b119f97f3c613e9dca6be583</meta:generator>
    <dc:date>2024-09-14T16:34:20.716000000</dc:date>
    <meta:editing-duration>PT1H44M11S</meta:editing-duration>
    <meta:editing-cycles>34</meta:editing-cycles>
    <meta:document-statistic meta:table-count="1" meta:image-count="0" meta:object-count="0" meta:page-count="19" meta:paragraph-count="338" meta:word-count="4256" meta:character-count="29803" meta:non-whitespace-character-count="26025"/>
  </office:meta>
</office:document-meta>
</file>